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P1" style:family="paragraph" style:parent-style-name="Standard">
      <style:text-properties officeooo:paragraph-rsid="003a2b92"/>
    </style:style>
    <style:style style:name="P2" style:family="paragraph" style:parent-style-name="Standard">
      <style:text-properties officeooo:rsid="00257083" officeooo:paragraph-rsid="00257083"/>
    </style:style>
    <style:style style:name="P3" style:family="paragraph" style:parent-style-name="Standard">
      <style:text-properties officeooo:paragraph-rsid="00257083"/>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9fee0" style:font-size-asian="14pt" style:font-weight-asian="bold" style:font-size-complex="14pt" style:font-weight-complex="bold"/>
    </style:style>
    <style:style style:name="P11" style:family="paragraph" style:parent-style-name="Standard">
      <style:paragraph-properties fo:margin-top="0in" fo:margin-bottom="0in" style:contextual-spacing="false"/>
    </style:style>
    <style:style style:name="P12" style:family="paragraph" style:parent-style-name="Table_20_Contents">
      <style:paragraph-properties fo:margin-top="0in" fo:margin-bottom="0in" style:contextual-spacing="false" fo:text-align="center" style:justify-single-word="false"/>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text-properties officeooo:paragraph-rsid="003a2b92"/>
    </style:style>
    <style:style style:name="P16" style:family="paragraph" style:parent-style-name="Standard">
      <style:text-properties officeooo:rsid="00257083" officeooo:paragraph-rsid="00257083"/>
    </style:style>
    <style:style style:name="P17" style:family="paragraph" style:parent-style-name="Standard">
      <style:text-properties officeooo:paragraph-rsid="00257083"/>
    </style:style>
    <style:style style:name="P18" style:family="paragraph" style:parent-style-name="Standard">
      <style:text-properties officeooo:paragraph-rsid="00227e7c"/>
    </style:style>
    <style:style style:name="P19" style:family="paragraph" style:parent-style-name="Standard">
      <style:text-properties officeooo:paragraph-rsid="002864f2"/>
    </style:style>
    <style:style style:name="P20"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28" style:family="paragraph" style:parent-style-name="Heading_20_1" style:master-page-name="First_20_Page">
      <style:paragraph-properties style:page-number="auto"/>
    </style:style>
    <style:style style:name="P29" style:family="paragraph" style:parent-style-name="Heading_20_1">
      <style:paragraph-properties fo:break-before="page"/>
    </style:style>
    <style:style style:name="P3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3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9fee0" style:font-size-asian="14pt" style:font-weight-asian="bold" style:font-size-complex="14pt" style:font-weight-complex="bold"/>
    </style:style>
    <style:style style:name="P32" style:family="paragraph" style:parent-style-name="Heading_20_4">
      <style:text-properties officeooo:rsid="002864f2" officeooo:paragraph-rsid="002864f2"/>
    </style:style>
    <style:style style:name="P33" style:family="paragraph" style:parent-style-name="Heading_20_4">
      <style:text-properties officeooo:rsid="002764ad" officeooo:paragraph-rsid="002764ad"/>
    </style:style>
    <style:style style:name="P34" style:family="paragraph" style:parent-style-name="Heading_20_4">
      <style:text-properties officeooo:paragraph-rsid="00227e7c"/>
    </style:style>
    <style:style style:name="P35" style:family="paragraph" style:parent-style-name="Standard">
      <style:text-properties officeooo:rsid="00257083" officeooo:paragraph-rsid="00257083"/>
    </style:style>
    <style:style style:name="P36" style:family="paragraph" style:parent-style-name="Standard" style:list-style-name="L18">
      <style:text-properties officeooo:paragraph-rsid="0031f2b1"/>
    </style:style>
    <style:style style:name="P37" style:family="paragraph" style:parent-style-name="Standard" style:list-style-name="L18">
      <style:text-properties style:font-name="Times New Roman1"/>
    </style:style>
    <style:style style:name="P38" style:family="paragraph" style:parent-style-name="Standard" style:list-style-name="L19"/>
    <style:style style:name="P39" style:family="paragraph" style:parent-style-name="Standard">
      <style:text-properties officeooo:paragraph-rsid="003a2b92"/>
    </style:style>
    <style:style style:name="P40" style:family="paragraph" style:parent-style-name="Standard">
      <style:text-properties officeooo:paragraph-rsid="00257083"/>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e7891"/>
    </style:style>
    <style:style style:name="T2" style:family="text">
      <style:text-properties officeooo:rsid="001fea14"/>
    </style:style>
    <style:style style:name="T3" style:family="text">
      <style:text-properties officeooo:rsid="002f93b8"/>
    </style:style>
    <style:style style:name="T4" style:family="text">
      <style:text-properties officeooo:rsid="00215b57"/>
    </style:style>
    <style:style style:name="T5" style:family="text">
      <style:text-properties officeooo:rsid="00224ed1"/>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officeooo:rsid="002474f0"/>
    </style:style>
    <style:style style:name="T8" style:family="text">
      <style:text-properties officeooo:rsid="003528e2"/>
    </style:style>
    <style:style style:name="T9" style:family="text">
      <style:text-properties officeooo:rsid="003a2b92"/>
    </style:style>
    <style:style style:name="T10" style:family="text">
      <style:text-properties officeooo:rsid="00257083"/>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8pt" officeooo:rsid="001d227f" style:font-size-asian="8pt" style:font-size-complex="8pt"/>
    </style:style>
    <style:style style:name="T14" style:family="text">
      <style:text-properties fo:font-size="8pt" officeooo:rsid="001d227f" style:font-size-asian="8pt"/>
    </style:style>
    <style:style style:name="T1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9" style:family="text">
      <style:text-properties officeooo:rsid="001d227f"/>
    </style:style>
    <style:style style:name="T20" style:family="text">
      <style:text-properties fo:font-size="9pt" style:font-size-asian="9pt"/>
    </style:style>
    <style:style style:name="T21" style:family="text">
      <style:text-properties officeooo:rsid="001e7891"/>
    </style:style>
    <style:style style:name="T22" style:family="text">
      <style:text-properties officeooo:rsid="001fea14"/>
    </style:style>
    <style:style style:name="T23" style:family="text">
      <style:text-properties officeooo:rsid="002f93b8"/>
    </style:style>
    <style:style style:name="T24" style:family="text">
      <style:text-properties officeooo:rsid="00215b57"/>
    </style:style>
    <style:style style:name="T25" style:family="text">
      <style:text-properties officeooo:rsid="00224ed1"/>
    </style:style>
    <style:style style:name="T26" style:family="text">
      <style:text-properties officeooo:rsid="002474f0"/>
    </style:style>
    <style:style style:name="T27" style:family="text">
      <style:text-properties officeooo:rsid="003528e2"/>
    </style:style>
    <style:style style:name="T28" style:family="text">
      <style:text-properties officeooo:rsid="003a2b92"/>
    </style:style>
    <style:style style:name="T29" style:family="text">
      <style:text-properties officeooo:rsid="00257083"/>
    </style:style>
    <style:style style:name="T30" style:family="text">
      <style:text-properties style:text-underline-style="solid" style:text-underline-width="auto" style:text-underline-color="font-color"/>
    </style:style>
    <style:style style:name="T31" style:family="text">
      <style:text-properties fo:color="#000000" fo:font-size="12pt" style:font-name-asian="TimesNewRomanPSMT" style:font-size-asian="12pt" style:font-name-complex="TimesNewRomanPSMT" style:font-size-complex="12pt"/>
    </style:style>
    <style:style style:name="T32" style:family="text">
      <style:text-properties style:text-underline-style="none"/>
    </style:style>
    <style:style style:name="T33" style:family="text">
      <style:text-properties style:text-underline-style="none" officeooo:rsid="002f93b8"/>
    </style:style>
    <style:style style:name="T34" style:family="text">
      <style:text-properties officeooo:rsid="00227e7c"/>
    </style:style>
    <style:style style:name="T35" style:family="text">
      <style:text-properties officeooo:rsid="002764ad"/>
    </style:style>
    <style:style style:name="T36" style:family="text">
      <style:text-properties officeooo:rsid="002864f2"/>
    </style:style>
    <style:style style:name="T37" style:family="text">
      <style:text-properties officeooo:rsid="0029567a"/>
    </style:style>
    <style:style style:name="T38" style:family="text">
      <style:text-properties officeooo:rsid="002e5bce"/>
    </style:style>
    <style:style style:name="T39" style:family="text">
      <style:text-properties officeooo:rsid="0033b918"/>
    </style:style>
    <style:style style:name="T40" style:family="text">
      <style:text-properties officeooo:rsid="0035d152"/>
    </style:style>
    <style:style style:name="T41" style:family="text">
      <style:text-properties officeooo:rsid="00391f4f"/>
    </style:style>
    <style:style style:name="T4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font-name="Ubuntu" fo:font-size="10pt" fo:language="en" fo:country="US" style:language-asian="zxx" style:country-asian="none" style:language-complex="zxx" style:country-complex="none"/>
    </style:style>
    <style:style style:name="T45"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76825760" text:id="ct76825760">
          <text:deletion>
            <office:change-info>
              <dc:creator>Stuart Baker</dc:creator>
              <dc:date>2015-10-17T16:21:00</dc:date>
            </office:change-info>
            <text:p text:style-name="Standard">u</text:p>
          </text:deletion>
        </text:changed-region>
        <text:changed-region xml:id="ct70928160" text:id="ct70928160">
          <text:insertion>
            <office:change-info>
              <dc:creator>Stuart Baker</dc:creator>
              <dc:date>2016-01-24T12:33:00</dc:date>
            </office:change-info>
          </text:insertion>
        </text:changed-region>
        <text:changed-region xml:id="ct94000064" text:id="ct94000064">
          <text:insertion>
            <office:change-info>
              <dc:creator>Stuart Baker</dc:creator>
              <dc:date>2015-10-17T16:21:00</dc:date>
            </office:change-info>
          </text:insertion>
        </text:changed-region>
        <text:changed-region xml:id="ct94000256" text:id="ct94000256">
          <text:deletion>
            <office:change-info>
              <dc:creator>Stuart Baker</dc:creator>
              <dc:date>2015-10-17T16:21:00</dc:date>
            </office:change-info>
            <text:p text:style-name="Standard"><text:span text:style-name="T1">D</text:span></text:p>
          </text:deletion>
        </text:changed-region>
        <text:changed-region xml:id="ct71239440" text:id="ct71239440">
          <text:insertion>
            <office:change-info>
              <dc:creator>Stuart Baker</dc:creator>
              <dc:date>2015-10-17T16:22:00</dc:date>
            </office:change-info>
          </text:insertion>
        </text:changed-region>
        <text:changed-region xml:id="ct70164384" text:id="ct70164384">
          <text:deletion>
            <office:change-info>
              <dc:creator>Stuart Baker</dc:creator>
              <dc:date>2015-10-17T16:22:00</dc:date>
            </office:change-info>
            <text:p text:style-name="Standard"><text:span text:style-name="T1">e</text:span></text:p>
          </text:deletion>
        </text:changed-region>
        <text:changed-region xml:id="ct81794816" text:id="ct81794816">
          <text:insertion>
            <office:change-info>
              <dc:creator>Stuart Baker</dc:creator>
              <dc:date>2015-10-17T16:22:00</dc:date>
            </office:change-info>
          </text:insertion>
        </text:changed-region>
        <text:changed-region xml:id="ct75631840" text:id="ct75631840">
          <text:deletion>
            <office:change-info>
              <dc:creator>Stuart Baker</dc:creator>
              <dc:date>2015-10-17T16:22:00</dc:date>
            </office:change-info>
            <text:p text:style-name="Standard"><text:span text:style-name="T1">i</text:span></text:p>
          </text:deletion>
        </text:changed-region>
        <text:changed-region xml:id="ct103769568" text:id="ct103769568">
          <text:deletion>
            <office:change-info>
              <dc:creator>Stuart Baker</dc:creator>
              <dc:date>2015-10-17T16:23:00</dc:date>
            </office:change-info>
            <text:p text:style-name="Standard">ly</text:p>
          </text:deletion>
        </text:changed-region>
        <text:changed-region xml:id="ct103399056" text:id="ct103399056">
          <text:insertion>
            <office:change-info>
              <dc:creator>Stuart Baker</dc:creator>
              <dc:date>2015-10-17T16:24:00</dc:date>
            </office:change-info>
          </text:insertion>
        </text:changed-region>
        <text:changed-region xml:id="ct71238896" text:id="ct71238896">
          <text:deletion>
            <office:change-info>
              <dc:creator>Stuart Baker</dc:creator>
              <dc:date>2015-10-17T16:24:00</dc:date>
            </office:change-info>
            <text:p text:style-name="Standard"><text:span text:style-name="T2">you</text:span></text:p>
          </text:deletion>
        </text:changed-region>
        <text:changed-region xml:id="ct103399344" text:id="ct103399344">
          <text:insertion>
            <office:change-info>
              <dc:creator>Stuart Baker</dc:creator>
              <dc:date>2015-10-17T16:24:00</dc:date>
            </office:change-info>
          </text:insertion>
        </text:changed-region>
        <text:changed-region xml:id="ct81794192" text:id="ct81794192">
          <text:insertion>
            <office:change-info>
              <dc:creator>Stuart Baker</dc:creator>
              <dc:date>2015-10-17T16:24:00</dc:date>
            </office:change-info>
          </text:insertion>
        </text:changed-region>
        <text:changed-region xml:id="ct81794384" text:id="ct81794384">
          <text:deletion>
            <office:change-info>
              <dc:creator>Stuart Baker</dc:creator>
              <dc:date>2015-10-17T16:24:00</dc:date>
            </office:change-info>
            <text:p text:style-name="Standard"><text:span text:style-name="T2">you</text:span></text:p>
          </text:deletion>
        </text:changed-region>
        <text:changed-region xml:id="ct67539376" text:id="ct67539376">
          <text:insertion>
            <office:change-info>
              <dc:creator>Stuart Baker</dc:creator>
              <dc:date>2015-10-17T16:24:00</dc:date>
            </office:change-info>
          </text:insertion>
        </text:changed-region>
        <text:changed-region xml:id="ct68411424" text:id="ct68411424">
          <text:insertion>
            <office:change-info>
              <dc:creator>Stuart Baker</dc:creator>
              <dc:date>2016-01-24T12:36:00</dc:date>
            </office:change-info>
          </text:insertion>
        </text:changed-region>
        <text:changed-region xml:id="ct89429488" text:id="ct89429488">
          <text:insertion>
            <office:change-info>
              <dc:creator>Stuart Baker</dc:creator>
              <dc:date>2016-01-24T12:37:00</dc:date>
            </office:change-info>
          </text:insertion>
        </text:changed-region>
        <text:changed-region xml:id="ct89429680" text:id="ct89429680">
          <text:deletion>
            <office:change-info>
              <dc:creator>Stuart Baker</dc:creator>
              <dc:date>2016-01-24T12:35:00</dc:date>
            </office:change-info>
            <text:p text:style-name="Standard"><text:span text:style-name="T3">would</text:span></text:p>
          </text:deletion>
        </text:changed-region>
        <text:changed-region xml:id="ct93491216" text:id="ct93491216">
          <text:deletion>
            <office:change-info>
              <dc:creator>Stuart Baker</dc:creator>
              <dc:date>2015-10-17T16:25:00</dc:date>
            </office:change-info>
            <text:p text:style-name="Standard"><text:s/>you prefer</text:p>
          </text:deletion>
        </text:changed-region>
        <text:changed-region xml:id="ct93491408" text:id="ct93491408">
          <text:deletion>
            <office:change-info>
              <dc:creator>Stuart Baker</dc:creator>
              <dc:date>2015-10-17T16:25:00</dc:date>
            </office:change-info>
            <text:p text:style-name="Standard"><text:s/>you use</text:p>
          </text:deletion>
        </text:changed-region>
        <text:changed-region xml:id="ct93490752" text:id="ct93490752">
          <text:insertion>
            <office:change-info>
              <dc:creator>Stuart Baker</dc:creator>
              <dc:date>2015-10-17T16:25:00</dc:date>
            </office:change-info>
          </text:insertion>
        </text:changed-region>
        <text:changed-region xml:id="ct67538672" text:id="ct67538672">
          <text:insertion>
            <office:change-info>
              <dc:creator>Stuart Baker</dc:creator>
              <dc:date>2016-01-24T12:37:00</dc:date>
            </office:change-info>
          </text:insertion>
        </text:changed-region>
        <text:changed-region xml:id="ct67538864" text:id="ct67538864">
          <text:deletion>
            <office:change-info>
              <dc:creator>Stuart Baker</dc:creator>
              <dc:date>2016-01-24T12:37:00</dc:date>
            </office:change-info>
            <text:p text:style-name="Standard"><text:span text:style-name="T3">could </text:span></text:p>
          </text:deletion>
        </text:changed-region>
        <text:changed-region xml:id="ct97540128" text:id="ct97540128">
          <text:deletion>
            <office:change-info>
              <dc:creator>Stuart Baker</dc:creator>
              <dc:date>2016-01-24T12:37:00</dc:date>
            </office:change-info>
            <text:p text:style-name="Standard">that </text:p>
          </text:deletion>
        </text:changed-region>
        <text:changed-region xml:id="ct75709136" text:id="ct75709136">
          <text:insertion>
            <office:change-info>
              <dc:creator>Stuart Baker</dc:creator>
              <dc:date>2016-01-24T12:36:00</dc:date>
            </office:change-info>
          </text:insertion>
        </text:changed-region>
        <text:changed-region xml:id="ct75709328" text:id="ct75709328">
          <text:deletion>
            <office:change-info>
              <dc:creator>Stuart Baker</dc:creator>
              <dc:date>2016-01-24T12:36:00</dc:date>
            </office:change-info>
            <text:p text:style-name="Standard"><text:span text:style-name="T3">you</text:span></text:p>
          </text:deletion>
        </text:changed-region>
        <text:changed-region xml:id="ct97453696" text:id="ct97453696">
          <text:insertion>
            <office:change-info>
              <dc:creator>Stuart Baker</dc:creator>
              <dc:date>2016-01-24T12:36:00</dc:date>
            </office:change-info>
          </text:insertion>
        </text:changed-region>
        <text:changed-region xml:id="ct71590176" text:id="ct71590176">
          <text:deletion>
            <office:change-info>
              <dc:creator>Stuart Baker</dc:creator>
              <dc:date>2016-01-24T12:36:00</dc:date>
            </office:change-info>
            <text:p text:style-name="Standard">For example, the B<office:annotation><dc:creator>David P Harris</dc:creator><dc:date>2015-10-17T17:44:17</dc:date><text:list text:style-name=""><text:list-item><text:p text:style-name="P41"><text:span text:style-name="T42">This isn't really true, the Blue/Gold just chooses the first of whatever events are in the node. <text:s/>Most nodes will initialize to a set of events from its range [nodeID.xxxx]. <text:s/></text:span><text:span text:style-name="T42"><text:line-break/></text:span><text:span text:style-name="T42"><text:line-break/></text:span><text:span text:style-name="T42">This whole thing is a bit wordy, rangy, and scattered ( I think I wrote it :-( )</text:span></text:p></text:list-item><text:list-item><text:p text:style-name="P41"><text:span text:style-name="T42"/></text:p></text:list-item><text:list-item><text:p text:style-name="P41"><text:span text:style-name="T42"/></text:p></text:list-item></text:list></office:annotation>lue/Gold algorithm for assigning Event Identifiers automatically puts the Node ID of the first node to use</text:p>
          </text:deletion>
        </text:changed-region>
        <text:changed-region xml:id="ct71589984" text:id="ct71589984">
          <text:deletion>
            <office:change-info>
              <dc:creator>Stuart Baker</dc:creator>
              <dc:date>2015-10-17T16:27:00</dc:date>
            </office:change-info>
            <text:p text:style-name="Standard"><text:s/>that event</text:p>
          </text:deletion>
        </text:changed-region>
        <text:changed-region xml:id="ct71589760" text:id="ct71589760">
          <text:deletion>
            <office:change-info>
              <dc:creator>Stuart Baker</dc:creator>
              <dc:date>2016-01-24T12:36:00</dc:date>
            </office:change-info>
            <text:p text:style-name="Standard"><text:s/>in the Event Identifier, guaranteeing it to be unique.</text:p>
          </text:deletion>
        </text:changed-region>
        <text:changed-region xml:id="ct76825504" text:id="ct76825504">
          <text:deletion>
            <office:change-info>
              <dc:creator>Stuart Baker</dc:creator>
              <dc:date>2016-01-24T12:38:00</dc:date>
            </office:change-info>
            <text:p text:style-name="Standard">Not all Event Identifiers need to be assigned through the Blue/Gold algorithm. <text:s/>For example, a</text:p>
          </text:deletion>
        </text:changed-region>
        <text:changed-region xml:id="ct75871888" text:id="ct75871888">
          <text:insertion>
            <office:change-info>
              <dc:creator>Stuart Baker</dc:creator>
              <dc:date>2016-01-24T12:38:00</dc:date>
            </office:change-info>
          </text:insertion>
        </text:changed-region>
        <text:changed-region xml:id="ct67539168" text:id="ct67539168">
          <text:deletion>
            <office:change-info>
              <dc:creator>Stuart Baker</dc:creator>
              <dc:date>2016-01-24T12:38:00</dc:date>
            </office:change-info>
            <text:p text:style-name="Standard">some other</text:p>
          </text:deletion>
        </text:changed-region>
        <text:changed-region xml:id="ct97540352" text:id="ct97540352">
          <text:insertion>
            <office:change-info>
              <dc:creator>Stuart Baker</dc:creator>
              <dc:date>2016-01-24T12:38:00</dc:date>
            </office:change-info>
          </text:insertion>
        </text:changed-region>
        <text:changed-region xml:id="ct107330736" text:id="ct107330736">
          <text:deletion>
            <office:change-info>
              <dc:creator>Stuart Baker</dc:creator>
              <dc:date>2016-01-24T12:47:00</dc:date>
            </office:change-info>
            <text:p text:style-name="Standard">w</text:p>
          </text:deletion>
        </text:changed-region>
        <text:changed-region xml:id="ct107331168" text:id="ct107331168">
          <text:insertion>
            <office:change-info>
              <dc:creator>Stuart Baker</dc:creator>
              <dc:date>2016-01-24T12:47:00</dc:date>
            </office:change-info>
          </text:insertion>
        </text:changed-region>
        <text:changed-region xml:id="ct71590368" text:id="ct71590368">
          <text:deletion>
            <office:change-info>
              <dc:creator>Stuart Baker</dc:creator>
              <dc:date>2016-01-24T12:47:00</dc:date>
            </office:change-info>
            <text:p text:style-name="Standard">k</text:p>
          </text:deletion>
        </text:changed-region>
        <text:changed-region xml:id="ct69836720" text:id="ct69836720">
          <text:insertion>
            <office:change-info>
              <dc:creator>Stuart Baker</dc:creator>
              <dc:date>2016-01-24T12:47:00</dc:date>
            </office:change-info>
          </text:insertion>
        </text:changed-region>
        <text:changed-region xml:id="ct82059872" text:id="ct82059872">
          <text:insertion>
            <office:change-info>
              <dc:creator>Stuart Baker</dc:creator>
              <dc:date>2016-01-24T12:39:00</dc:date>
            </office:change-info>
          </text:insertion>
        </text:changed-region>
        <text:changed-region xml:id="ct69837296" text:id="ct69837296">
          <text:insertion>
            <office:change-info>
              <dc:creator>Stuart Baker</dc:creator>
              <dc:date>2015-10-17T16:29:00</dc:date>
            </office:change-info>
          </text:insertion>
        </text:changed-region>
        <text:changed-region xml:id="ct71218336" text:id="ct71218336">
          <text:deletion>
            <office:change-info>
              <dc:creator>Stuart Baker</dc:creator>
              <dc:date>2015-10-17T16:29:00</dc:date>
            </office:change-info>
            <text:p text:style-name="Standard"><text:span text:style-name="T4">and we</text:span></text:p>
          </text:deletion>
        </text:changed-region>
        <text:changed-region xml:id="ct71218944" text:id="ct71218944">
          <text:insertion>
            <office:change-info>
              <dc:creator>Stuart Baker</dc:creator>
              <dc:date>2015-10-17T16:30:00</dc:date>
            </office:change-info>
          </text:insertion>
        </text:changed-region>
        <text:changed-region xml:id="ct77143360" text:id="ct77143360">
          <text:insertion>
            <office:change-info>
              <dc:creator>Stuart Baker</dc:creator>
              <dc:date>2015-10-17T16:30:00</dc:date>
            </office:change-info>
          </text:insertion>
        </text:changed-region>
        <text:changed-region xml:id="ct77143552" text:id="ct77143552">
          <text:deletion>
            <office:change-info>
              <dc:creator>Stuart Baker</dc:creator>
              <dc:date>2015-10-17T16:30:00</dc:date>
            </office:change-info>
            <text:p text:style-name="Standard">that </text:p>
          </text:deletion>
        </text:changed-region>
        <text:changed-region xml:id="ct69854240" text:id="ct69854240">
          <text:insertion>
            <office:change-info>
              <dc:creator>Stuart Baker</dc:creator>
              <dc:date>2016-01-24T12:40:00</dc:date>
            </office:change-info>
          </text:insertion>
        </text:changed-region>
        <text:changed-region xml:id="ct74164464" text:id="ct74164464">
          <text:insertion>
            <office:change-info>
              <dc:creator>Stuart Baker</dc:creator>
              <dc:date>2015-10-17T16:33:00</dc:date>
            </office:change-info>
          </text:insertion>
        </text:changed-region>
        <text:changed-region xml:id="ct103137744" text:id="ct103137744">
          <text:deletion>
            <office:change-info>
              <dc:creator>Stuart Baker</dc:creator>
              <dc:date>2015-10-17T16:36:00</dc:date>
            </office:change-info>
            <text:p text:style-name="Standard"><text:span text:style-name="T4">you have some Node ID address space assigned to you, you can use that.</text:span></text:p>
          </text:deletion>
        </text:changed-region>
        <text:changed-region xml:id="ct98795648" text:id="ct98795648">
          <text:insertion>
            <office:change-info>
              <dc:creator>Stuart Baker</dc:creator>
              <dc:date>2016-01-24T12:42:00</dc:date>
            </office:change-info>
          </text:insertion>
        </text:changed-region>
        <text:changed-region xml:id="ct75708928" text:id="ct75708928">
          <text:deletion>
            <office:change-info>
              <dc:creator>Stuart Baker</dc:creator>
              <dc:date>2016-01-24T12:42:00</dc:date>
            </office:change-info>
            <text:p text:style-name="Standard">-like-part</text:p>
          </text:deletion>
        </text:changed-region>
        <text:changed-region xml:id="ct71617328" text:id="ct71617328">
          <text:insertion>
            <office:change-info>
              <dc:creator>Stuart Baker</dc:creator>
              <dc:date>2016-01-24T12:42:00</dc:date>
            </office:change-info>
          </text:insertion>
        </text:changed-region>
        <text:changed-region xml:id="ct97438864" text:id="ct97438864">
          <text:deletion>
            <office:change-info>
              <dc:creator>Stuart Baker</dc:creator>
              <dc:date>2015-10-17T16:36:00</dc:date>
            </office:change-info>
            <text:p text:style-name="Standard">For example, i</text:p>
          </text:deletion>
        </text:changed-region>
        <text:changed-region xml:id="ct93490944" text:id="ct93490944">
          <text:insertion>
            <office:change-info>
              <dc:creator>Stuart Baker</dc:creator>
              <dc:date>2015-10-17T16:36:00</dc:date>
            </office:change-info>
          </text:insertion>
        </text:changed-region>
        <text:changed-region xml:id="ct58119184" text:id="ct58119184">
          <text:deletion>
            <office:change-info>
              <dc:creator>Stuart Baker</dc:creator>
              <dc:date>2015-10-18T00:10:00</dc:date>
            </office:change-info>
            <text:p text:style-name="Standard">0x</text:p>
          </text:deletion>
        </text:changed-region>
        <text:changed-region xml:id="ct74542368" text:id="ct74542368">
          <text:insertion>
            <office:change-info>
              <dc:creator>Stuart Baker</dc:creator>
              <dc:date>2015-10-18T00:10:00</dc:date>
            </office:change-info>
          </text:insertion>
        </text:changed-region>
        <text:changed-region xml:id="ct71617536" text:id="ct71617536">
          <text:insertion>
            <office:change-info>
              <dc:creator>Stuart Baker</dc:creator>
              <dc:date>2015-10-18T00:10:00</dc:date>
            </office:change-info>
          </text:insertion>
        </text:changed-region>
        <text:changed-region xml:id="ct51434640" text:id="ct51434640">
          <text:insertion>
            <office:change-info>
              <dc:creator>Stuart Baker</dc:creator>
              <dc:date>2015-10-18T00:11:00</dc:date>
            </office:change-info>
          </text:insertion>
        </text:changed-region>
        <text:changed-region xml:id="ct103238976" text:id="ct103238976">
          <text:insertion>
            <office:change-info>
              <dc:creator>Stuart Baker</dc:creator>
              <dc:date>2015-10-18T00:11:00</dc:date>
            </office:change-info>
          </text:insertion>
        </text:changed-region>
        <text:changed-region xml:id="ct96859440" text:id="ct96859440">
          <text:insertion>
            <office:change-info>
              <dc:creator>Stuart Baker</dc:creator>
              <dc:date>2015-10-18T00:11:00</dc:date>
            </office:change-info>
          </text:insertion>
        </text:changed-region>
        <text:changed-region xml:id="ct93367344" text:id="ct93367344">
          <text:insertion>
            <office:change-info>
              <dc:creator>David P Harris</dc:creator>
              <dc:date>2015-10-17T17:49:00</dc:date>
            </office:change-info>
          </text:insertion>
        </text:changed-region>
        <text:changed-region xml:id="ct97315504" text:id="ct97315504">
          <text:insertion>
            <office:change-info>
              <dc:creator>Stuart Baker</dc:creator>
              <dc:date>2015-10-18T00:11:00</dc:date>
            </office:change-info>
          </text:insertion>
        </text:changed-region>
        <text:changed-region xml:id="ct70608432" text:id="ct70608432">
          <text:deletion>
            <office:change-info>
              <dc:creator>Stuart Baker</dc:creator>
              <dc:date>2015-10-18T00:11:00</dc:date>
            </office:change-info>
            <text:p text:style-name="Standard">0x</text:p>
          </text:deletion>
        </text:changed-region>
        <text:changed-region xml:id="ct71197872" text:id="ct71197872">
          <text:insertion>
            <office:change-info>
              <dc:creator>Stuart Baker</dc:creator>
              <dc:date>2015-10-18T00:11:00</dc:date>
            </office:change-info>
          </text:insertion>
        </text:changed-region>
        <text:changed-region xml:id="ct75631520" text:id="ct75631520">
          <text:insertion>
            <office:change-info>
              <dc:creator>Stuart Baker</dc:creator>
              <dc:date>2015-10-18T00:11:00</dc:date>
            </office:change-info>
          </text:insertion>
        </text:changed-region>
        <text:changed-region xml:id="ct76459200" text:id="ct76459200">
          <text:insertion>
            <office:change-info>
              <dc:creator>Stuart Baker</dc:creator>
              <dc:date>2015-10-18T00:11:00</dc:date>
            </office:change-info>
          </text:insertion>
        </text:changed-region>
        <text:changed-region xml:id="ct74187984" text:id="ct74187984">
          <text:insertion>
            <office:change-info>
              <dc:creator>Stuart Baker</dc:creator>
              <dc:date>2015-10-18T00:11:00</dc:date>
            </office:change-info>
          </text:insertion>
        </text:changed-region>
        <text:changed-region xml:id="ct70996640" text:id="ct70996640">
          <text:insertion>
            <office:change-info>
              <dc:creator>Stuart Baker</dc:creator>
              <dc:date>2015-10-18T00:11:00</dc:date>
            </office:change-info>
          </text:insertion>
        </text:changed-region>
        <text:changed-region xml:id="ct82067440" text:id="ct82067440">
          <text:insertion>
            <office:change-info>
              <dc:creator>Stuart Baker</dc:creator>
              <dc:date>2015-10-17T16:37:00</dc:date>
            </office:change-info>
          </text:insertion>
        </text:changed-region>
        <text:changed-region xml:id="ct76979440" text:id="ct76979440">
          <text:insertion>
            <office:change-info>
              <dc:creator>Stuart Baker</dc:creator>
              <dc:date>2015-10-17T16:37:00</dc:date>
            </office:change-info>
          </text:insertion>
        </text:changed-region>
        <text:changed-region xml:id="ct74481728" text:id="ct74481728">
          <text:deletion>
            <office:change-info>
              <dc:creator>David P Harris</dc:creator>
              <dc:date>2015-10-17T17:50:00</dc:date>
            </office:change-info>
            <text:p text:style-name="Standard">taken</text:p>
          </text:deletion>
        </text:changed-region>
        <text:changed-region xml:id="ct68408864" text:id="ct68408864">
          <text:insertion>
            <office:change-info>
              <dc:creator>David P Harris</dc:creator>
              <dc:date>2015-10-17T17:50:00</dc:date>
            </office:change-info>
          </text:insertion>
        </text:changed-region>
        <text:changed-region xml:id="ct90398400" text:id="ct90398400">
          <text:insertion>
            <office:change-info>
              <dc:creator>Stuart Baker</dc:creator>
              <dc:date>2015-10-17T16:38:00</dc:date>
            </office:change-info>
          </text:insertion>
        </text:changed-region>
        <text:changed-region xml:id="ct87735792" text:id="ct87735792">
          <text:insertion>
            <office:change-info>
              <dc:creator>Stuart Baker</dc:creator>
              <dc:date>2015-10-17T16:38:00</dc:date>
            </office:change-info>
          </text:insertion>
        </text:changed-region>
        <text:changed-region xml:id="ct76960064" text:id="ct76960064">
          <text:deletion>
            <office:change-info>
              <dc:creator>Stuart Baker</dc:creator>
              <dc:date>2016-01-24T12:43:00</dc:date>
            </office:change-info>
            <text:p text:style-name="Standard"><text:span text:style-name="T5">'</text:span></text:p>
          </text:deletion>
        </text:changed-region>
        <text:changed-region xml:id="ct87586896" text:id="ct87586896">
          <text:insertion>
            <office:change-info>
              <dc:creator>Stuart Baker</dc:creator>
              <dc:date>2016-01-24T12:43:00</dc:date>
            </office:change-info>
          </text:insertion>
        </text:changed-region>
        <text:changed-region xml:id="ct69853648" text:id="ct69853648">
          <text:insertion>
            <office:change-info>
              <dc:creator>David P Harris</dc:creator>
              <dc:date>2015-10-17T17:50:00</dc:date>
            </office:change-info>
          </text:insertion>
        </text:changed-region>
        <text:changed-region xml:id="ct87587088" text:id="ct87587088">
          <text:insertion>
            <office:change-info>
              <dc:creator>David P Harris</dc:creator>
              <dc:date>2015-10-17T17:50:00</dc:date>
            </office:change-info>
          </text:insertion>
        </text:changed-region>
        <text:changed-region xml:id="ct71198176" text:id="ct71198176">
          <text:deletion>
            <office:change-info>
              <dc:creator>Stuart Baker</dc:creator>
              <dc:date>2016-01-24T12:45:00</dc:date>
            </office:change-info>
            <text:p text:style-name="Standard">e</text:p>
          </text:deletion>
        </text:changed-region>
        <text:changed-region xml:id="ct103765248" text:id="ct103765248">
          <text:insertion>
            <office:change-info>
              <dc:creator>Stuart Baker</dc:creator>
              <dc:date>2016-01-24T12:45:00</dc:date>
            </office:change-info>
          </text:insertion>
        </text:changed-region>
        <text:changed-region xml:id="ct103765552" text:id="ct103765552">
          <text:deletion>
            <office:change-info>
              <dc:creator>Stuart Baker</dc:creator>
              <dc:date>2016-01-24T12:45:00</dc:date>
            </office:change-info>
            <text:p text:style-name="Standard">i</text:p>
          </text:deletion>
        </text:changed-region>
        <text:changed-region xml:id="ct82308368" text:id="ct82308368">
          <text:insertion>
            <office:change-info>
              <dc:creator>Stuart Baker</dc:creator>
              <dc:date>2016-01-24T12:45:00</dc:date>
            </office:change-info>
          </text:insertion>
        </text:changed-region>
        <text:changed-region xml:id="ct51292112" text:id="ct51292112">
          <text:deletion>
            <office:change-info>
              <dc:creator>Stuart Baker</dc:creator>
              <dc:date>2015-10-17T16:59:00</dc:date>
            </office:change-info>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p>
          </text:deletion>
        </text:changed-region>
        <text:changed-region xml:id="ct90662080" text:id="ct90662080">
          <text:deletion>
            <office:change-info>
              <dc:creator>Stuart Baker</dc:creator>
              <dc:date>2016-01-24T12:45:00</dc:date>
            </office:change-info>
            <text:p text:style-name="Standard">e</text:p>
          </text:deletion>
        </text:changed-region>
        <text:changed-region xml:id="ct71198448" text:id="ct71198448">
          <text:insertion>
            <office:change-info>
              <dc:creator>Stuart Baker</dc:creator>
              <dc:date>2016-01-24T12:45:00</dc:date>
            </office:change-info>
          </text:insertion>
        </text:changed-region>
        <text:changed-region xml:id="ct82308560" text:id="ct82308560">
          <text:deletion>
            <office:change-info>
              <dc:creator>Stuart Baker</dc:creator>
              <dc:date>2016-01-24T12:45:00</dc:date>
            </office:change-info>
            <text:p text:style-name="Standard">i</text:p>
          </text:deletion>
        </text:changed-region>
        <text:changed-region xml:id="ct74584656" text:id="ct74584656">
          <text:insertion>
            <office:change-info>
              <dc:creator>Stuart Baker</dc:creator>
              <dc:date>2016-01-24T12:45:00</dc:date>
            </office:change-info>
          </text:insertion>
        </text:changed-region>
        <text:changed-region xml:id="ct70607600" text:id="ct70607600">
          <text:deletion>
            <office:change-info>
              <dc:creator>Stuart Baker</dc:creator>
              <dc:date>2016-01-24T12:46:00</dc:date>
            </office:change-info>
            <text:p text:style-name="Standard">e</text:p>
          </text:deletion>
        </text:changed-region>
        <text:changed-region xml:id="ct103207376" text:id="ct103207376">
          <text:insertion>
            <office:change-info>
              <dc:creator>Stuart Baker</dc:creator>
              <dc:date>2016-01-24T12:46:00</dc:date>
            </office:change-info>
          </text:insertion>
        </text:changed-region>
        <text:changed-region xml:id="ct70607824" text:id="ct70607824">
          <text:deletion>
            <office:change-info>
              <dc:creator>Stuart Baker</dc:creator>
              <dc:date>2016-01-24T12:46:00</dc:date>
            </office:change-info>
            <text:p text:style-name="Standard">i</text:p>
          </text:deletion>
        </text:changed-region>
        <text:changed-region xml:id="ct97966592" text:id="ct97966592">
          <text:insertion>
            <office:change-info>
              <dc:creator>Stuart Baker</dc:creator>
              <dc:date>2016-01-24T12:46:00</dc:date>
            </office:change-info>
          </text:insertion>
        </text:changed-region>
        <text:changed-region xml:id="ct97967312" text:id="ct97967312">
          <text:insertion>
            <office:change-info>
              <dc:creator>David Harris</dc:creator>
              <dc:date>2016-01-29T13:22:00</dc:date>
            </office:change-info>
          </text:insertion>
        </text:changed-region>
        <text:changed-region xml:id="ct58433360" text:id="ct58433360">
          <text:insertion>
            <office:change-info>
              <dc:creator>Stuart Baker</dc:creator>
              <dc:date>2015-10-17T17:04:00</dc:date>
            </office:change-info>
          </text:insertion>
        </text:changed-region>
        <text:changed-region xml:id="ct70890528" text:id="ct70890528">
          <text:deletion>
            <office:change-info>
              <dc:creator>Stuart Baker</dc:creator>
              <dc:date>2015-10-17T17:04:00</dc:date>
            </office:change-info>
            <text:p text:style-name="P1"><text:span text:style-name="T7">w</text:span></text:p>
          </text:deletion>
        </text:changed-region>
        <text:changed-region xml:id="ct58432784" text:id="ct58432784">
          <text:insertion>
            <office:change-info>
              <dc:creator>Stuart Baker</dc:creator>
              <dc:date>2015-10-17T17:04:00</dc:date>
            </office:change-info>
          </text:insertion>
        </text:changed-region>
        <text:changed-region xml:id="ct57530640" text:id="ct57530640">
          <text:deletion>
            <office:change-info>
              <dc:creator>Stuart Baker</dc:creator>
              <dc:date>2015-10-17T17:04:00</dc:date>
            </office:change-info>
            <text:p text:style-name="P1"><text:span text:style-name="T7">k</text:span></text:p>
          </text:deletion>
        </text:changed-region>
        <text:changed-region xml:id="ct57530832" text:id="ct57530832">
          <text:insertion>
            <office:change-info>
              <dc:creator>Stuart Baker</dc:creator>
              <dc:date>2015-10-17T17:05:00</dc:date>
            </office:change-info>
          </text:insertion>
        </text:changed-region>
        <text:changed-region xml:id="ct57531024" text:id="ct57531024">
          <text:deletion>
            <office:change-info>
              <dc:creator>Stuart Baker</dc:creator>
              <dc:date>2015-10-17T17:05:00</dc:date>
            </office:change-info>
            <text:p text:style-name="P1"><text:span text:style-name="T7">a</text:span></text:p>
          </text:deletion>
        </text:changed-region>
        <text:changed-region xml:id="ct69552560" text:id="ct69552560">
          <text:insertion>
            <office:change-info>
              <dc:creator>Stuart Baker</dc:creator>
              <dc:date>2015-10-17T17:05:00</dc:date>
            </office:change-info>
          </text:insertion>
        </text:changed-region>
        <text:changed-region xml:id="ct69552752" text:id="ct69552752">
          <text:deletion>
            <office:change-info>
              <dc:creator>Stuart Baker</dc:creator>
              <dc:date>2015-10-17T17:05:00</dc:date>
            </office:change-info>
            <text:p text:style-name="P1"><text:span text:style-name="T7">r</text:span></text:p>
          </text:deletion>
        </text:changed-region>
        <text:changed-region xml:id="ct57531360" text:id="ct57531360">
          <text:deletion>
            <office:change-info>
              <dc:creator>Stuart Baker</dc:creator>
              <dc:date>2016-01-24T12:32:00</dc:date>
            </office:change-info>
            <text:p text:style-name="P1">shall</text:p>
          </text:deletion>
        </text:changed-region>
        <text:changed-region xml:id="ct67037040" text:id="ct67037040">
          <text:insertion>
            <office:change-info>
              <dc:creator>Stuart Baker</dc:creator>
              <dc:date>2015-10-17T17:05:00</dc:date>
            </office:change-info>
          </text:insertion>
        </text:changed-region>
        <text:changed-region xml:id="ct67037232" text:id="ct67037232">
          <text:deletion>
            <office:change-info>
              <dc:creator>Stuart Baker</dc:creator>
              <dc:date>2015-10-17T17:05:00</dc:date>
            </office:change-info>
            <text:p text:style-name="P1"><text:span text:style-name="T7">w</text:span></text:p>
          </text:deletion>
        </text:changed-region>
        <text:changed-region xml:id="ct67037424" text:id="ct67037424">
          <text:insertion>
            <office:change-info>
              <dc:creator>Stuart Baker</dc:creator>
              <dc:date>2015-10-17T17:05:00</dc:date>
            </office:change-info>
          </text:insertion>
        </text:changed-region>
        <text:changed-region xml:id="ct67037616" text:id="ct67037616">
          <text:deletion>
            <office:change-info>
              <dc:creator>Stuart Baker</dc:creator>
              <dc:date>2015-10-17T17:05:00</dc:date>
            </office:change-info>
            <text:p text:style-name="P1"><text:span text:style-name="T7">k</text:span></text:p>
          </text:deletion>
        </text:changed-region>
        <text:changed-region xml:id="ct67065584" text:id="ct67065584">
          <text:insertion>
            <office:change-info>
              <dc:creator>Stuart Baker</dc:creator>
              <dc:date>2015-10-17T17:05:00</dc:date>
            </office:change-info>
          </text:insertion>
        </text:changed-region>
        <text:changed-region xml:id="ct102812880" text:id="ct102812880">
          <text:deletion>
            <office:change-info>
              <dc:creator>Stuart Baker</dc:creator>
              <dc:date>2015-10-17T17:05:00</dc:date>
            </office:change-info>
            <text:p text:style-name="P1"><text:span text:style-name="T7">a</text:span></text:p>
          </text:deletion>
        </text:changed-region>
        <text:changed-region xml:id="ct67654176" text:id="ct67654176">
          <text:insertion>
            <office:change-info>
              <dc:creator>Stuart Baker</dc:creator>
              <dc:date>2015-10-17T17:05:00</dc:date>
            </office:change-info>
          </text:insertion>
        </text:changed-region>
        <text:changed-region xml:id="ct67654368" text:id="ct67654368">
          <text:deletion>
            <office:change-info>
              <dc:creator>Stuart Baker</dc:creator>
              <dc:date>2015-10-17T17:05:00</dc:date>
            </office:change-info>
            <text:p text:style-name="P1"><text:span text:style-name="T7">r</text:span></text:p>
          </text:deletion>
        </text:changed-region>
        <text:changed-region xml:id="ct67654784" text:id="ct67654784">
          <text:deletion>
            <office:change-info>
              <dc:creator>Unknown Author</dc:creator>
              <dc:date>2016-01-29T13:18:00</dc:date>
            </office:change-info>
            <text:p text:style-name="P1"><text:s/>redundant</text:p>
          </text:deletion>
        </text:changed-region>
        <text:changed-region xml:id="ct67654592" text:id="ct67654592">
          <text:deletion>
            <office:change-info>
              <dc:creator>Stuart Baker</dc:creator>
              <dc:date>2016-01-24T12:46:00</dc:date>
            </office:change-info>
            <text:p text:style-name="P1"><text:span text:style-name="T8">are</text:span></text:p>
          </text:deletion>
        </text:changed-region>
        <text:changed-region xml:id="ct71609424" text:id="ct71609424">
          <text:deletion>
            <office:change-info>
              <dc:creator>Unknown Author</dc:creator>
              <dc:date>2016-01-29T13:18:00</dc:date>
            </office:change-info>
            <text:p text:style-name="P1"><text:span text:style-name="T8">is</text:span></text:p>
          </text:deletion>
        </text:changed-region>
        <text:changed-region xml:id="ct67654976" text:id="ct67654976">
          <text:deletion>
            <office:change-info>
              <dc:creator>Stuart Baker</dc:creator>
              <dc:date>2016-01-24T12:46:00</dc:date>
            </office:change-info>
            <text:p text:style-name="P1">w</text:p>
          </text:deletion>
        </text:changed-region>
        <text:changed-region xml:id="ct72791312" text:id="ct72791312">
          <text:insertion>
            <office:change-info>
              <dc:creator>Stuart Baker</dc:creator>
              <dc:date>2016-01-24T12:47:00</dc:date>
            </office:change-info>
          </text:insertion>
        </text:changed-region>
        <text:changed-region xml:id="ct71608560" text:id="ct71608560">
          <text:deletion>
            <office:change-info>
              <dc:creator>Stuart Baker</dc:creator>
              <dc:date>2016-01-24T12:47:00</dc:date>
            </office:change-info>
            <text:p text:style-name="P1">k</text:p>
          </text:deletion>
        </text:changed-region>
        <text:changed-region xml:id="ct103124800" text:id="ct103124800">
          <text:insertion>
            <office:change-info>
              <dc:creator>Stuart Baker</dc:creator>
              <dc:date>2016-01-24T12:47:00</dc:date>
            </office:change-info>
          </text:insertion>
        </text:changed-region>
        <text:changed-region xml:id="ct103124992" text:id="ct103124992">
          <text:deletion>
            <office:change-info>
              <dc:creator>David Harris</dc:creator>
              <dc:date>2016-01-29T13:22:00</dc:date>
            </office:change-info>
            <text:p text:style-name="P1"><text:s/><text:span text:style-name="T9">are redundant, but are retained for symmetry</text:span></text:p>
          </text:deletion>
        </text:changed-region>
        <text:changed-region xml:id="ct71251648" text:id="ct71251648">
          <text:insertion>
            <office:change-info>
              <dc:creator>David Harris</dc:creator>
              <dc:date>2016-01-29T13:22:00</dc:date>
            </office:change-info>
          </text:insertion>
        </text:changed-region>
        <text:changed-region xml:id="ct71134336" text:id="ct71134336">
          <text:insertion>
            <office:change-info>
              <dc:creator>Stuart Baker</dc:creator>
              <dc:date>2015-10-17T17:12:00</dc:date>
            </office:change-info>
          </text:insertion>
        </text:changed-region>
        <text:changed-region xml:id="ct71285152" text:id="ct71285152">
          <text:insertion>
            <office:change-info>
              <dc:creator>David P Harris</dc:creator>
              <dc:date>2015-10-17T17:52:00</dc:date>
            </office:change-info>
          </text:insertion>
        </text:changed-region>
        <text:changed-region xml:id="ct58433152" text:id="ct58433152">
          <text:insertion>
            <office:change-info>
              <dc:creator>Stuart Baker</dc:creator>
              <dc:date>2015-10-17T17:12:00</dc:date>
            </office:change-info>
          </text:insertion>
        </text:changed-region>
        <text:changed-region xml:id="ct71198640" text:id="ct71198640">
          <text:deletion>
            <office:change-info>
              <dc:creator>David P Harris</dc:creator>
              <dc:date>2015-10-17T17:51:00</dc:date>
            </office:change-info>
            <text:p text:style-name="P2">what</text:p>
          </text:deletion>
        </text:changed-region>
        <text:changed-region xml:id="ct74118544" text:id="ct74118544">
          <text:insertion>
            <office:change-info>
              <dc:creator>David P Harris</dc:creator>
              <dc:date>2015-10-17T17:51:00</dc:date>
            </office:change-info>
          </text:insertion>
        </text:changed-region>
        <text:changed-region xml:id="ct71608784" text:id="ct71608784">
          <text:insertion>
            <office:change-info>
              <dc:creator>Stuart Baker</dc:creator>
              <dc:date>2015-10-17T17:12:00</dc:date>
            </office:change-info>
          </text:insertion>
        </text:changed-region>
        <text:changed-region xml:id="ct93366912" text:id="ct93366912">
          <text:insertion>
            <office:change-info>
              <dc:creator>Stuart Baker</dc:creator>
              <dc:date>2015-10-17T17:13:00</dc:date>
            </office:change-info>
          </text:insertion>
        </text:changed-region>
        <text:changed-region xml:id="ct74584848" text:id="ct74584848">
          <text:insertion>
            <office:change-info>
              <dc:creator>David P Harris</dc:creator>
              <dc:date>2015-10-17T17:52:00</dc:date>
            </office:change-info>
          </text:insertion>
        </text:changed-region>
        <text:changed-region xml:id="ct70890720" text:id="ct70890720">
          <text:insertion>
            <office:change-info>
              <dc:creator>Stuart Baker</dc:creator>
              <dc:date>2015-10-17T17:13:00</dc:date>
            </office:change-info>
          </text:insertion>
        </text:changed-region>
        <text:changed-region xml:id="ct72605552" text:id="ct72605552">
          <text:insertion>
            <office:change-info>
              <dc:creator>David Harris</dc:creator>
              <dc:date>2016-01-29T13:23:00</dc:date>
            </office:change-info>
          </text:insertion>
        </text:changed-region>
        <text:changed-region xml:id="ct98567632" text:id="ct98567632">
          <text:insertion>
            <office:change-info>
              <dc:creator>Stuart Baker</dc:creator>
              <dc:date>2015-10-17T17:13:00</dc:date>
            </office:change-info>
          </text:insertion>
        </text:changed-region>
        <text:changed-region xml:id="ct67669008" text:id="ct67669008">
          <text:deletion>
            <office:change-info>
              <dc:creator>Stuart Baker</dc:creator>
              <dc:date>2016-01-24T12:48:00</dc:date>
            </office:change-info>
            <text:p text:style-name="Standard">e</text:p>
          </text:deletion>
        </text:changed-region>
        <text:changed-region xml:id="ct74246064" text:id="ct74246064">
          <text:insertion>
            <office:change-info>
              <dc:creator>Stuart Baker</dc:creator>
              <dc:date>2016-01-24T12:48:00</dc:date>
            </office:change-info>
          </text:insertion>
        </text:changed-region>
        <text:changed-region xml:id="ct103207760" text:id="ct103207760">
          <text:deletion>
            <office:change-info>
              <dc:creator>Stuart Baker</dc:creator>
              <dc:date>2016-01-24T12:48:00</dc:date>
            </office:change-info>
            <text:p text:style-name="Standard">i</text:p>
          </text:deletion>
        </text:changed-region>
        <text:changed-region xml:id="ct89768064" text:id="ct89768064">
          <text:insertion>
            <office:change-info>
              <dc:creator>Stuart Baker</dc:creator>
              <dc:date>2016-01-24T12:48:00</dc:date>
            </office:change-info>
          </text:insertion>
        </text:changed-region>
        <text:changed-region xml:id="ct103340512" text:id="ct103340512">
          <text:insertion>
            <office:change-info>
              <dc:creator>Stuart Baker</dc:creator>
              <dc:date>2015-10-17T17:06:00</dc:date>
            </office:change-info>
          </text:insertion>
        </text:changed-region>
        <text:changed-region xml:id="ct87995024" text:id="ct87995024">
          <text:insertion>
            <office:change-info>
              <dc:creator>David P Harris</dc:creator>
              <dc:date>2015-10-17T17:54:00</dc:date>
            </office:change-info>
          </text:insertion>
        </text:changed-region>
        <text:changed-region xml:id="ct70329664" text:id="ct70329664">
          <text:insertion>
            <office:change-info>
              <dc:creator>Stuart Baker</dc:creator>
              <dc:date>2015-10-18T00:11:00</dc:date>
            </office:change-info>
          </text:insertion>
        </text:changed-region>
        <text:changed-region xml:id="ct70329120" text:id="ct70329120">
          <text:insertion>
            <office:change-info>
              <dc:creator>Stuart Baker</dc:creator>
              <dc:date>2015-10-17T17:06:00</dc:date>
            </office:change-info>
          </text:insertion>
        </text:changed-region>
        <text:changed-region xml:id="ct68132272" text:id="ct68132272">
          <text:deletion>
            <office:change-info>
              <dc:creator>Stuart Baker</dc:creator>
              <dc:date>2015-10-17T17:06:00</dc:date>
            </office:change-info>
            <text:p text:style-name="Standard"><text:span text:style-name="T10">shall</text:span></text:p>
          </text:deletion>
        </text:changed-region>
        <text:changed-region xml:id="ct77131104" text:id="ct77131104">
          <text:insertion>
            <office:change-info>
              <dc:creator>Stuart Baker</dc:creator>
              <dc:date>2015-10-17T17:07:00</dc:date>
            </office:change-info>
          </text:insertion>
        </text:changed-region>
        <text:changed-region xml:id="ct82327232" text:id="ct82327232">
          <text:insertion>
            <office:change-info>
              <dc:creator>Stuart Baker</dc:creator>
              <dc:date>2015-10-17T17:08:00</dc:date>
            </office:change-info>
          </text:insertion>
        </text:changed-region>
        <text:changed-region xml:id="ct103125392" text:id="ct103125392">
          <text:deletion>
            <office:change-info>
              <dc:creator>Stuart Baker</dc:creator>
              <dc:date>2016-01-24T12:49:00</dc:date>
            </office:change-info>
            <text:p text:style-name="Standard">p</text:p>
          </text:deletion>
        </text:changed-region>
        <text:changed-region xml:id="ct57970688" text:id="ct57970688">
          <text:insertion>
            <office:change-info>
              <dc:creator>Stuart Baker</dc:creator>
              <dc:date>2016-01-24T12:49:00</dc:date>
            </office:change-info>
          </text:insertion>
        </text:changed-region>
        <text:changed-region xml:id="ct74320352" text:id="ct74320352">
          <text:insertion>
            <office:change-info>
              <dc:creator>Stuart Baker</dc:creator>
              <dc:date>2016-01-24T12:48:00</dc:date>
            </office:change-info>
          </text:insertion>
        </text:changed-region>
        <text:changed-region xml:id="ct103207088" text:id="ct103207088">
          <text:deletion>
            <office:change-info>
              <dc:creator>Stuart Baker</dc:creator>
              <dc:date>2016-01-24T12:48:00</dc:date>
            </office:change-info>
            <text:p text:style-name="Standard"><text:span text:style-name="T8">booster</text:span></text:p>
          </text:deletion>
        </text:changed-region>
        <text:changed-region xml:id="ct88565104" text:id="ct88565104">
          <text:insertion>
            <office:change-info>
              <dc:creator>Stuart Baker</dc:creator>
              <dc:date>2015-10-17T17:06:00</dc:date>
            </office:change-info>
          </text:insertion>
        </text:changed-region>
        <text:changed-region xml:id="ct74584368" text:id="ct74584368">
          <text:insertion>
            <office:change-info>
              <dc:creator>Stuart Baker</dc:creator>
              <dc:date>2015-10-17T17:08:00</dc:date>
            </office:change-info>
          </text:insertion>
        </text:changed-region>
        <text:changed-region xml:id="ct70608080" text:id="ct70608080">
          <text:deletion>
            <office:change-info>
              <dc:creator>Stuart Baker</dc:creator>
              <dc:date>2015-10-17T17:06:00</dc:date>
            </office:change-info>
            <text:p text:style-name="Standard"><text:span text:style-name="T10">must </text:span></text:p>
          </text:deletion>
        </text:changed-region>
        <text:changed-region xml:id="ct72451232" text:id="ct72451232">
          <text:deletion>
            <office:change-info>
              <dc:creator>Stuart Baker</dc:creator>
              <dc:date>2016-01-24T12:49:00</dc:date>
            </office:change-info>
            <text:p text:style-name="Standard"><text:s/>power</text:p>
          </text:deletion>
        </text:changed-region>
        <text:changed-region xml:id="ct88517504" text:id="ct88517504">
          <text:insertion>
            <office:change-info>
              <dc:creator>Stuart Baker</dc:creator>
              <dc:date>2015-10-17T17:08:00</dc:date>
            </office:change-info>
          </text:insertion>
        </text:changed-region>
        <text:changed-region xml:id="ct82120640" text:id="ct82120640">
          <text:deletion>
            <office:change-info>
              <dc:creator>Stuart Baker</dc:creator>
              <dc:date>2015-10-17T17:08:00</dc:date>
            </office:change-info>
            <text:p text:style-name="Standard"><text:span text:style-name="T10">must</text:span></text:p>
          </text:deletion>
        </text:changed-region>
        <text:changed-region xml:id="ct82326736" text:id="ct82326736">
          <text:deletion>
            <office:change-info>
              <dc:creator>Stuart Baker</dc:creator>
              <dc:date>2016-01-24T12:50:00</dc:date>
            </office:change-info>
            <text:p text:style-name="P3">e</text:p>
          </text:deletion>
        </text:changed-region>
        <text:changed-region xml:id="ct99767904" text:id="ct99767904">
          <text:insertion>
            <office:change-info>
              <dc:creator>Stuart Baker</dc:creator>
              <dc:date>2016-01-24T12:50:00</dc:date>
            </office:change-info>
          </text:insertion>
        </text:changed-region>
        <text:changed-region xml:id="ct89717328" text:id="ct89717328">
          <text:deletion>
            <office:change-info>
              <dc:creator>Stuart Baker</dc:creator>
              <dc:date>2016-01-24T12:50:00</dc:date>
            </office:change-info>
            <text:p text:style-name="P3">i</text:p>
          </text:deletion>
        </text:changed-region>
        <text:changed-region xml:id="ct89717072" text:id="ct89717072">
          <text:insertion>
            <office:change-info>
              <dc:creator>Stuart Baker</dc:creator>
              <dc:date>2016-01-24T12:50:00</dc:date>
            </office:change-info>
          </text:insertion>
        </text:changed-region>
        <text:changed-region xml:id="ct93651312" text:id="ct93651312">
          <text:deletion>
            <office:change-info>
              <dc:creator>Stuart Baker</dc:creator>
              <dc:date>2015-10-17T17:10:00</dc:date>
            </office:change-info>
            <text:p text:style-name="P3">A “safe state” is defined by the node</text:p>
          </text:deletion>
        </text:changed-region>
        <text:changed-region xml:id="ct103741616" text:id="ct103741616">
          <text:insertion>
            <office:change-info>
              <dc:creator>Stuart Baker</dc:creator>
              <dc:date>2015-10-17T17:10:00</dc:date>
            </office:change-info>
          </text:insertion>
        </text:changed-region>
        <text:changed-region xml:id="ct71830704" text:id="ct71830704">
          <text:insertion>
            <office:change-info>
              <dc:creator>Stuart Baker</dc:creator>
              <dc:date>2015-10-17T17:10:00</dc:date>
            </office:change-info>
          </text:insertion>
        </text:changed-region>
        <text:changed-region xml:id="ct102813104" text:id="ct102813104">
          <text:deletion>
            <office:change-info>
              <dc:creator>Stuart Baker</dc:creator>
              <dc:date>2015-10-17T17:10:00</dc:date>
            </office:change-info>
            <text:p text:style-name="Standard"><text:span text:style-name="T10">ay</text:span></text:p>
          </text:deletion>
        </text:changed-region>
        <text:changed-region xml:id="ct72023904" text:id="ct72023904">
          <text:insertion>
            <office:change-info>
              <dc:creator>Stuart Baker</dc:creator>
              <dc:date>2015-10-17T17:10:00</dc:date>
            </office:change-info>
          </text:insertion>
        </text:changed-region>
        <text:changed-region xml:id="ct102811200" text:id="ct102811200">
          <text:deletion>
            <office:change-info>
              <dc:creator>Stuart Baker</dc:creator>
              <dc:date>2015-10-17T17:10:00</dc:date>
            </office:change-info>
            <text:p text:style-name="Standard"><text:span text:style-name="T10">ay</text:span></text:p>
          </text:deletion>
        </text:changed-region>
        <text:changed-region xml:id="ct99011984" text:id="ct99011984">
          <text:insertion>
            <office:change-info>
              <dc:creator>Stuart Baker</dc:creator>
              <dc:date>2015-10-17T17:20:00</dc:date>
            </office:change-info>
          </text:insertion>
        </text:changed-region>
        <text:changed-region xml:id="ct99287808" text:id="ct99287808">
          <text:insertion>
            <office:change-info>
              <dc:creator>Stuart Baker</dc:creator>
              <dc:date>2015-10-17T17:13:00</dc:date>
            </office:change-info>
          </text:insertion>
        </text:changed-region>
        <text:changed-region xml:id="ct87572416" text:id="ct87572416">
          <text:deletion>
            <office:change-info>
              <dc:creator>David P Harris</dc:creator>
              <dc:date>2015-10-17T17:56:00</dc:date>
            </office:change-info>
            <text:p text:style-name="P2">what</text:p>
          </text:deletion>
        </text:changed-region>
        <text:changed-region xml:id="ct71285488" text:id="ct71285488">
          <text:insertion>
            <office:change-info>
              <dc:creator>David P Harris</dc:creator>
              <dc:date>2015-10-17T17:56:00</dc:date>
            </office:change-info>
          </text:insertion>
        </text:changed-region>
        <text:changed-region xml:id="ct57481760" text:id="ct57481760">
          <text:insertion>
            <office:change-info>
              <dc:creator>Stuart Baker</dc:creator>
              <dc:date>2015-10-17T17:13:00</dc:date>
            </office:change-info>
          </text:insertion>
        </text:changed-region>
        <text:changed-region xml:id="ct89602896" text:id="ct89602896">
          <text:insertion>
            <office:change-info>
              <dc:creator>David Harris</dc:creator>
              <dc:date>2016-01-29T13:24:00</dc:date>
            </office:change-info>
          </text:insertion>
        </text:changed-region>
        <text:changed-region xml:id="ct88516976" text:id="ct88516976">
          <text:insertion>
            <office:change-info>
              <dc:creator>Stuart Baker</dc:creator>
              <dc:date>2015-10-17T17:13:00</dc:date>
            </office:change-info>
          </text:insertion>
        </text:changed-region>
        <text:changed-region xml:id="ct103582208" text:id="ct103582208">
          <text:insertion>
            <office:change-info>
              <dc:creator>Stuart Baker</dc:creator>
              <dc:date>2015-10-17T17:14:00</dc:date>
            </office:change-info>
          </text:insertion>
        </text:changed-region>
        <text:changed-region xml:id="ct72790688" text:id="ct72790688">
          <text:insertion>
            <office:change-info>
              <dc:creator>Stuart Baker</dc:creator>
              <dc:date>2015-10-17T17:15:00</dc:date>
            </office:change-info>
          </text:insertion>
        </text:changed-region>
        <text:changed-region xml:id="ct72790944" text:id="ct72790944">
          <text:insertion>
            <office:change-info>
              <dc:creator>Stuart Baker</dc:creator>
              <dc:date>2015-10-17T17:16:00</dc:date>
            </office:change-info>
          </text:insertion>
        </text:changed-region>
        <text:changed-region xml:id="ct67599712" text:id="ct67599712">
          <text:insertion>
            <office:change-info>
              <dc:creator>Stuart Baker</dc:creator>
              <dc:date>2015-10-17T17:17:00</dc:date>
            </office:change-info>
          </text:insertion>
        </text:changed-region>
        <text:changed-region xml:id="ct93556688" text:id="ct93556688">
          <text:insertion>
            <office:change-info>
              <dc:creator>Stuart Baker</dc:creator>
              <dc:date>2015-10-17T16:59:00</dc:date>
            </office:change-info>
          </text:insertion>
        </text:changed-region>
        <text:changed-region xml:id="ct98071664" text:id="ct98071664">
          <text:insertion>
            <office:change-info>
              <dc:creator>David P Harris</dc:creator>
              <dc:date>2015-10-17T17:57:00</dc:date>
            </office:change-info>
          </text:insertion>
        </text:changed-region>
        <text:changed-region xml:id="ct74466688" text:id="ct74466688">
          <text:insertion>
            <office:change-info>
              <dc:creator>Stuart Baker</dc:creator>
              <dc:date>2015-10-18T00:12:00</dc:date>
            </office:change-info>
          </text:insertion>
        </text:changed-region>
        <text:changed-region xml:id="ct91163168" text:id="ct91163168">
          <text:insertion>
            <office:change-info>
              <dc:creator>Stuart Baker</dc:creator>
              <dc:date>2015-10-17T16:59:00</dc:date>
            </office:change-info>
          </text:insertion>
        </text:changed-region>
        <text:changed-region xml:id="ct72421424" text:id="ct72421424">
          <text:insertion>
            <office:change-info>
              <dc:creator>Stuart Baker</dc:creator>
              <dc:date>2015-10-17T17:18:00</dc:date>
            </office:change-info>
          </text:insertion>
        </text:changed-region>
        <text:changed-region xml:id="ct99725488" text:id="ct99725488">
          <text:insertion>
            <office:change-info>
              <dc:creator>Stuart Baker</dc:creator>
              <dc:date>2015-10-17T17:19:00</dc:date>
            </office:change-info>
          </text:insertion>
        </text:changed-region>
        <text:changed-region xml:id="ct72473248" text:id="ct72473248">
          <text:insertion>
            <office:change-info>
              <dc:creator>Stuart Baker</dc:creator>
              <dc:date>2015-10-17T17: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Event Identifiers <text:span text:style-name="T6">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change text:change-id="ct76825760"/><text:change-start text:change-id="ct70928160"/><text:span text:style-name="T38">U</text:span><text:change-end text:change-id="ct70928160"/>nique Node I<text:change-start text:change-id="ct94000064"/><text:span text:style-name="T1">dentifier</text:span><text:change-end text:change-id="ct94000064"/><text:change text:change-id="ct94000256"/> plus a 16-bit extension, there are some exceptions to this noted <text:span text:style-name="T6">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change-start text:change-id="ct71239440"/><text:span text:style-name="T1">E</text:span><text:change-end text:change-id="ct71239440"/><text:change text:change-id="ct70164384"/>vent <text:change-start text:change-id="ct81794816"/><text:span text:style-name="T1">I</text:span><text:change-end text:change-id="ct81794816"/><text:change text:change-id="ct75631840"/>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text:change text:change-id="ct103769568"/> uniqueness for all Event Identifiers.</text:p>
      <text:p text:style-name="Standard">To ensure uniqueness, the top six bytes of an Event Identifier that <text:change-start text:change-id="ct103399056"/><text:span text:style-name="T2">the manufacturer or user</text:span><text:change-end text:change-id="ct103399056"/><text:change text:change-id="ct71238896"/> define<text:change-start text:change-id="ct103399344"/><text:span text:style-name="T2">s</text:span><text:change-end text:change-id="ct103399344"/> are <text:span text:style-name="T30">required</text:span> to be within a Node ID space that <text:change-start text:change-id="ct81794192"/><text:span text:style-name="T2">the manufacturer or user</text:span><text:change-end text:change-id="ct81794192"/><text:change text:change-id="ct81794384"/> control<text:change-start text:change-id="ct67539376"/><text:span text:style-name="T2">s</text:span><text:change-end text:change-id="ct67539376"/>. <text:s/>The low two bytes <text:change-start text:change-id="ct68411424"/><text:span text:style-name="T3">c</text:span><text:change-end text:change-id="ct68411424"/><text:change-start text:change-id="ct89429488"/><text:span text:style-name="T3">an</text:span><text:change-end text:change-id="ct89429488"/><text:change text:change-id="ct89429680"/> be any number<text:change text:change-id="ct93491216"/>, so long as<text:change text:change-id="ct93491408"/> each value <text:change-start text:change-id="ct93490752"/><text:span text:style-name="T2">is used </text:span><text:change-end text:change-id="ct93490752"/>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2">Byte 1</text:p>
          </table:table-cell>
          <table:table-cell table:style-name="Table4.A1" office:value-type="string">
            <text:p text:style-name="P12">Byte 2</text:p>
          </table:table-cell>
          <table:table-cell table:style-name="Table4.A1" office:value-type="string">
            <text:p text:style-name="P12">Byte 3</text:p>
          </table:table-cell>
          <table:table-cell table:style-name="Table4.A1" office:value-type="string">
            <text:p text:style-name="P12">Byte 4</text:p>
          </table:table-cell>
          <table:table-cell table:style-name="Table4.A1" office:value-type="string">
            <text:p text:style-name="P12">Byte 5</text:p>
          </table:table-cell>
          <table:table-cell table:style-name="Table4.A1" office:value-type="string">
            <text:p text:style-name="P12">Byte 6</text:p>
          </table:table-cell>
          <table:table-cell table:style-name="Table4.A1" office:value-type="string">
            <text:p text:style-name="P12">Byte 7</text:p>
          </table:table-cell>
          <table:table-cell table:style-name="Table4.H1" office:value-type="string">
            <text:p text:style-name="P12">Byte 8</text:p>
          </table:table-cell>
        </table:table-row>
        <table:table-row>
          <table:table-cell table:style-name="Table4.A2" table:number-columns-spanned="6" office:value-type="string">
            <text:p text:style-name="P12">Node ID assigned to you</text:p>
          </table:table-cell>
          <table:covered-table-cell/>
          <table:covered-table-cell/>
          <table:covered-table-cell/>
          <table:covered-table-cell/>
          <table:covered-table-cell/>
          <table:table-cell table:style-name="Table4.G2" table:number-columns-spanned="2" office:value-type="string">
            <text:p text:style-name="P12">Unique 16 bit extension</text:p>
          </table:table-cell>
          <table:covered-table-cell/>
        </table:table-row>
      </table:table>
      <text:p text:style-name="Text_20_body"/>
      <text:p text:style-name="Standard">The Node ID part <text:change-start text:change-id="ct67538672"/><text:span text:style-name="T3">can</text:span><text:change-end text:change-id="ct67538672"/><text:change text:change-id="ct67538864"/>be from real nodes <text:change text:change-id="ct97540128"/><text:change-start text:change-id="ct75709136"/><text:span text:style-name="T3">which a user</text:span><text:change-end text:change-id="ct75709136"/><text:change text:change-id="ct75709328"/> own<text:change-start text:change-id="ct97453696"/><text:span text:style-name="T3">s</text:span><text:change-end text:change-id="ct97453696"/>. <text:s/><text:change text:change-id="ct71590176"/><text:change text:change-id="ct71589984"/><text:change text:change-id="ct71589760"/></text:p>
      <text:p text:style-name="Standard"><text:change text:change-id="ct76825504"/><text:change-start text:change-id="ct75871888"/><text:span text:style-name="T3">A</text:span><text:change-end text:change-id="ct75871888"/> software configuration tool might define events and assign Event Identifiers to them. <text:s/>A board manufacturer may prefer <text:change text:change-id="ct67539168"/><text:change-start text:change-id="ct97540352"/><text:span text:style-name="T3">a</text:span><text:change-end text:change-id="ct97540352"/> pushbutton configuration process. <text:s/>A modular club may decide that certain events form the “boundaries” of modules, and need to be assigned <text:change text:change-id="ct107330736"/><text:change-start text:change-id="ct107331168"/><text:span text:style-name="T8">W</text:span><text:change-end text:change-id="ct107331168"/>ell-<text:change text:change-id="ct71590368"/><text:change-start text:change-id="ct69836720"/><text:span text:style-name="T8">K</text:span><text:change-end text:change-id="ct69836720"/>nown Event Identifiers to make it easier to create large modular layouts. <text:s/>Whatever the method, the Event Identifiers need to be globally unique,<text:change-start text:change-id="ct82059872"/> <text:change-end text:change-id="ct82059872"/><text:change-start text:change-id="ct69837296"/><text:span text:style-name="T4">which</text:span><text:change-end text:change-id="ct69837296"/><text:change text:change-id="ct71218336"/> <text:change-start text:change-id="ct71218944"/><text:span text:style-name="T4">is </text:span><text:change-end text:change-id="ct71218944"/>ensure<text:change-start text:change-id="ct77143360"/><text:span text:style-name="T4">d</text:span><text:change-end text:change-id="ct77143360"/> <text:change text:change-id="ct77143552"/>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30">not</text:span><text:span text:style-name="T32"> be used for a </text:span><text:span text:style-name="T18">different</text:span><text:span text:style-name="T32"> purpose or meaning. <text:s/>This is because the meaning and its use is </text:span><text:span text:style-name="T30">shared across all of the nodes using it</text:span><text:span text:style-name="T32">, and unless it can be guaranteed that they all have been changed there will be conflict between them. <text:s/>It is much safer to use a new Event Identifier, and nodes will usually have a mechanism to supply new, “virgin” Event Id</text:span><text:change-start text:change-id="ct69854240"/><text:span text:style-name="T33">entifier</text:span><text:change-end text:change-id="ct69854240"/><text:span text:style-name="T32">s. <text:s/></text:span></text:p>
      <text:p text:style-name="Standard">Note that the Node ID part of an Event Identifier does not have to correspond to any physical node. <text:s/>So long as <text:change-start text:change-id="ct74164464"/><text:span text:style-name="T4">it is assigned out of a Node ID address space that the assigning body owns, and, by extension, has control of over, it can be used.</text:span><text:change-end text:change-id="ct74164464"/><text:change text:change-id="ct103137744"/>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text:change-start text:change-id="ct98795648"/> <text:change-end text:change-id="ct98795648"/><text:change text:change-id="ct75708928"/><text:change-start text:change-id="ct71617328"/><text:span text:style-name="T3">portion</text:span><text:change-end text:change-id="ct71617328"/>, to do this. <text:s/><text:change text:change-id="ct97438864"/><text:change-start text:change-id="ct93490944"/><text:span text:style-name="T4">I</text:span><text:change-end text:change-id="ct93490944"/>f a manufacturer had a range of Node IDs that included at least <text:change text:change-id="ct58119184"/>12<text:change-start text:change-id="ct74542368"/>.<text:change-end text:change-id="ct74542368"/>34<text:change-start text:change-id="ct71617536"/>.<text:change-end text:change-id="ct71617536"/>56<text:change-start text:change-id="ct51434640"/>.<text:change-end text:change-id="ct51434640"/>78<text:change-start text:change-id="ct103238976"/>.<text:change-end text:change-id="ct103238976"/>9A<text:change-start text:change-id="ct96859440"/>.<text:change-end text:change-id="ct96859440"/><text:change-start text:change-id="ct93367344"/><office:annotation><dc:creator>David P Harris</dc:creator><dc:date>2015-10-17T17:49:11</dc:date><text:list text:continue-numbering="true" text:style-name=""><text:list-item><text:p text:style-name="P41"><text:span text:style-name="T42">Would , notation work better: “12.34.56.78.9A.00 through 12.34.56.78.9A.FF|”?</text:span></text:p></text:list-item><text:list-item><text:p text:style-name="P41"><text:span text:style-name="T42"/></text:p></text:list-item></text:list></office:annotation><text:change-end text:change-id="ct93367344"/><text:change-start text:change-id="ct97315504"/><office:annotation><dc:creator>Stuart Baker</dc:creator><dc:date>2015-10-18T00:11:04</dc:date><text:list text:continue-numbering="true" text:style-name=""><text:list-item><text:p text:style-name="P41"><text:span text:style-name="T43">Reply to David P Harris (10/17/2015, 17:49): "..."</text:span></text:p></text:list-item><text:list-item><text:p><text:span text:style-name="T44">Agreed, changed</text:span></text:p></text:list-item></text:list></office:annotation><text:change-end text:change-id="ct97315504"/>00 through <text:change text:change-id="ct70608432"/>12<text:change-start text:change-id="ct71197872"/>.<text:change-end text:change-id="ct71197872"/>34<text:change-start text:change-id="ct75631520"/>.<text:change-end text:change-id="ct75631520"/>56<text:change-start text:change-id="ct76459200"/>.<text:change-end text:change-id="ct76459200"/>78<text:change-start text:change-id="ct74187984"/>.<text:change-end text:change-id="ct74187984"/>9A<text:change-start text:change-id="ct70996640"/>.<text:change-end text:change-id="ct70996640"/>FF (in other words, all possible values of the low byte), <text:change-start text:change-id="ct82067440"/><text:span text:style-name="T4">t</text:span><text:change-end text:change-id="ct82067440"/>he<text:change-start text:change-id="ct76979440"/><text:span text:style-name="T4">y</text:span><text:change-end text:change-id="ct76979440"/> could create a set of Event Identifiers with the low 24 bits used to carry a time value:</text:p>
      <text:p text:style-name="P20">Table 2: Example of defining a Set of Events</text:p>
      <table:table table:name="Table5" table:style-name="Table5">
        <table:table-column table:style-name="Table5.A" table:number-columns-repeated="8"/>
        <table:table-row>
          <table:table-cell table:style-name="Table5.A1" office:value-type="string">
            <text:p text:style-name="P12">Byte 1</text:p>
          </table:table-cell>
          <table:table-cell table:style-name="Table5.A1" office:value-type="string">
            <text:p text:style-name="P12">Byte 2</text:p>
          </table:table-cell>
          <table:table-cell table:style-name="Table5.A1" office:value-type="string">
            <text:p text:style-name="P12">Byte 3</text:p>
          </table:table-cell>
          <table:table-cell table:style-name="Table5.A1" office:value-type="string">
            <text:p text:style-name="P12">Byte 4</text:p>
          </table:table-cell>
          <table:table-cell table:style-name="Table5.A1" office:value-type="string">
            <text:p text:style-name="P12">Byte 5</text:p>
          </table:table-cell>
          <table:table-cell table:style-name="Table5.A1" office:value-type="string">
            <text:p text:style-name="P12">Byte 6</text:p>
          </table:table-cell>
          <table:table-cell table:style-name="Table5.A1" office:value-type="string">
            <text:p text:style-name="P12">Byte 7</text:p>
          </table:table-cell>
          <table:table-cell table:style-name="Table5.H1" office:value-type="string">
            <text:p text:style-name="P12">Byte 8</text:p>
          </table:table-cell>
        </table:table-row>
        <table:table-row>
          <table:table-cell table:style-name="Table5.A2" table:number-columns-spanned="6" office:value-type="string">
            <text:p text:style-name="P12">Assigned Node ID</text:p>
          </table:table-cell>
          <table:covered-table-cell/>
          <table:covered-table-cell/>
          <table:covered-table-cell/>
          <table:covered-table-cell/>
          <table:covered-table-cell/>
          <table:table-cell table:style-name="Table5.G2" table:number-columns-spanned="2" office:value-type="string">
            <text:p text:style-name="P12">Unique 16 bit extension</text:p>
          </table:table-cell>
          <table:covered-table-cell/>
        </table:table-row>
        <table:table-row>
          <table:table-cell table:style-name="Table5.E3" office:value-type="string">
            <text:p text:style-name="P12">0x12</text:p>
          </table:table-cell>
          <table:table-cell table:style-name="Table5.E3" office:value-type="string">
            <text:p text:style-name="P12">0x34</text:p>
          </table:table-cell>
          <table:table-cell table:style-name="Table5.E3" office:value-type="string">
            <text:p text:style-name="P12">0x56</text:p>
          </table:table-cell>
          <table:table-cell table:style-name="Table5.E3" office:value-type="string">
            <text:p text:style-name="P12">0x78</text:p>
          </table:table-cell>
          <table:table-cell table:style-name="Table5.E3" office:value-type="string">
            <text:p text:style-name="P12">0x9A</text:p>
          </table:table-cell>
          <table:table-cell table:style-name="Table5.F3" table:number-columns-spanned="3" office:value-type="string">
            <text:p text:style-name="P12">Time Value</text:p>
          </table:table-cell>
          <table:covered-table-cell/>
          <table:covered-table-cell/>
        </table:table-row>
      </table:table>
      <text:p text:style-name="Standard"/>
      <text:p text:style-name="Standard">This is guaranteed to be unique, no matter where one of these devices is <text:change text:change-id="ct74481728"/><text:change-start text:change-id="ct68408864"/><text:span text:style-name="T37">used</text:span><text:change-end text:change-id="ct68408864"/>, because the node ID range is guaranteed to belong to the manufacturer, and <text:change-start text:change-id="ct90398400"/><text:span text:style-name="T5">t</text:span><text:change-end text:change-id="ct90398400"/>he<text:change-start text:change-id="ct87735792"/><text:span text:style-name="T5">y</text:span><text:change-end text:change-id="ct87735792"/><text:change text:change-id="ct76960064"/><text:change-start text:change-id="ct87586896"/> <text:span text:style-name="T3">wi</text:span><text:change-end text:change-id="ct87586896"/>ll use it only once<text:change-start text:change-id="ct69853648"/> <text:span text:style-name="T37">for this purpose</text:span><text:change-end text:change-id="ct69853648"/>. <text:change-start text:change-id="ct87587088"/><text:s/><text:change-end text:change-id="ct87587088"/></text:p>
      <text:h text:style-name="Heading_20_2" text:outline-level="2"><text:soft-page-break/>References and Context</text:h>
      <text:p text:style-name="Standard">This <text:span text:style-name="T6">Standard</text:span> is in the context of the following OpenLCB Standards:</text:p>
      <text:list xml:id="list2347603027620632376" text:style-name="L18">
        <text:list-item>
          <text:p text:style-name="P37">The Message Network Standard, which <text:span text:style-name="T31">defines the basic messages and how they interact. Higher-level protocols are based on this message network, but are defined elsewhere.</text:span></text:p>
        </text:list-item>
        <text:list-item>
          <text:p text:style-name="P36">The Event Transport Standard, which defines the protocol for transporting events.</text:p>
        </text:list-item>
        <text:list-item>
          <text:p text:style-name="P36">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change text:change-id="ct71198176"/><text:change-start text:change-id="ct103765248"/><text:span text:style-name="T39">E</text:span><text:change-end text:change-id="ct103765248"/>vent <text:change text:change-id="ct103765552"/><text:change-start text:change-id="ct82308368"/><text:span text:style-name="T39">I</text:span><text:change-end text:change-id="ct82308368"/>dentifiers fall into this category. <text:s/>The six most significant bytes are derived from a globally unique six byte Node ID followed by the two least significant bytes which are typically chosen through user configuration.</text:p>
      <text:h text:style-name="Heading_20_4" text:outline-level="4"><text:change text:change-id="ct51292112"/></text:h>
      <text:h text:style-name="Heading_20_3" text:outline-level="3">Well-Known Automatically-Routed</text:h>
      <text:p text:style-name="Standard">Unlike Node ID Based <text:change text:change-id="ct90662080"/><text:change-start text:change-id="ct71198448"/><text:span text:style-name="T39">E</text:span><text:change-end text:change-id="ct71198448"/>vent <text:change text:change-id="ct82308560"/><text:change-start text:change-id="ct74584656"/><text:span text:style-name="T39">I</text:span><text:change-end text:change-id="ct74584656"/>dentifiers, the Well-Known Automatically Routed <text:change text:change-id="ct70607600"/><text:change-start text:change-id="ct103207376"/><text:span text:style-name="T39">E</text:span><text:change-end text:change-id="ct103207376"/>vent <text:change text:change-id="ct70607824"/><text:change-start text:change-id="ct97966592"/><text:span text:style-name="T39">I</text:span><text:change-end text:change-id="ct97966592"/>dentifiers are explicitly defined by the Event Identifiers Standard for a specific purpose. <text:s/>Additionally, gateways are required to route these events to all segments.</text:p>
      <text:p text:style-name="P1">Note<text:change-start text:change-id="ct97967312"/> <text:span text:style-name="T9">a change</text:span><text:change-end text:change-id="ct97967312"/> that it is not specified whether or not the <text:change-start text:change-id="ct58433360"/><text:span text:style-name="T7">W</text:span><text:change-end text:change-id="ct58433360"/><text:change text:change-id="ct70890528"/>ell-<text:change-start text:change-id="ct58432784"/><text:span text:style-name="T7">K</text:span><text:change-end text:change-id="ct58432784"/><text:change text:change-id="ct57530640"/>nown <text:change-start text:change-id="ct57530832"/><text:span text:style-name="T7">A</text:span><text:change-end text:change-id="ct57530832"/><text:change text:change-id="ct57531024"/>utomatically <text:change-start text:change-id="ct69552560"/><text:span text:style-name="T7">R</text:span><text:change-end text:change-id="ct69552560"/><text:change text:change-id="ct69552752"/>outed events <text:change text:change-id="ct57531360"/><text:s/>participate in producer/consumer identify. <text:s/>The primary purpose of the producer/consumer identify is to pair consumers with produces, especially for the purpose of routing between OpenLCB segments. <text:s/>Since these <text:change-start text:change-id="ct67037040"/><text:span text:style-name="T7">W</text:span><text:change-end text:change-id="ct67037040"/><text:change text:change-id="ct67037232"/>ell-<text:change-start text:change-id="ct67037424"/><text:span text:style-name="T7">K</text:span><text:change-end text:change-id="ct67037424"/><text:change text:change-id="ct67037616"/>nown <text:change-start text:change-id="ct67065584"/><text:span text:style-name="T7">A</text:span><text:change-end text:change-id="ct67065584"/><text:change text:change-id="ct102812880"/>utomatically-<text:change-start text:change-id="ct67654176"/><text:span text:style-name="T7">R</text:span><text:change-end text:change-id="ct67654176"/><text:change text:change-id="ct67654368"/>outed events must always be routed, it could be argued that the identify events <text:change text:change-id="ct67654784"/><text:change text:change-id="ct67654592"/><text:change text:change-id="ct71609424"/><text:s/>for these <text:change text:change-id="ct67654976"/><text:change-start text:change-id="ct72791312"/><text:span text:style-name="T8">W</text:span><text:change-end text:change-id="ct72791312"/>ell-<text:change text:change-id="ct71608560"/><text:change-start text:change-id="ct103124800"/><text:span text:style-name="T8">K</text:span><text:change-end text:change-id="ct103124800"/>nown Event Identifiers<text:change text:change-id="ct103124992"/><text:change-start text:change-id="ct71251648"/><text:span text:style-name="T9"> are redundant, but are retained for symmetry</text:span><text:change-end text:change-id="ct71251648"/>.<text:change-start text:change-id="ct71134336"/></text:p>
      <text:p text:style-name="P2"><text:soft-page-break/>Though not explicitly required, it would be prudent for a manufacture to identify in a product<text:change-end text:change-id="ct71134336"/><text:change-start text:change-id="ct71285152"/><text:span text:style-name="T37">'</text:span><text:change-end text:change-id="ct71285152"/><text:change-start text:change-id="ct58433152"/>s documentation as to <text:change-end text:change-id="ct58433152"/><text:change text:change-id="ct71198640"/><text:change-start text:change-id="ct74118544"/><text:span text:style-name="T37">which</text:span><text:change-end text:change-id="ct74118544"/><text:change-start text:change-id="ct71608784"/> <text:change-end text:change-id="ct71608784"/><text:change-start text:change-id="ct93366912"/>Well-Known Automatically Routed events it produces and consumes<text:change-end text:change-id="ct93366912"/><text:change-start text:change-id="ct74584848"/>, <text:change-end text:change-id="ct74584848"/><text:change-start text:change-id="ct70890720"/><text:s/>and <text:change-end text:change-id="ct70890720"/><text:change-start text:change-id="ct72605552"/><text:span text:style-name="T9">what are </text:span><text:change-end text:change-id="ct72605552"/><text:change-start text:change-id="ct98567632"/>the resulting actions it takes when these events occur.<text:change-end text:change-id="ct98567632"/></text:p>
      <text:h text:style-name="Heading_20_4" text:outline-level="4">Emergency Off</text:h>
      <text:p text:style-name="P11"/>
      <text:p text:style-name="Standard">The Emergency Off <text:change text:change-id="ct67669008"/><text:change-start text:change-id="ct74246064"/><text:span text:style-name="T8">E</text:span><text:change-end text:change-id="ct74246064"/>vent <text:change text:change-id="ct103207760"/><text:change-start text:change-id="ct89768064"/><text:span text:style-name="T8">I</text:span><text:change-end text:change-id="ct89768064"/>dentifier (01.00.00.00.00.00.FF.FF) is a request for a node to de-energize all of its outputs. <text:s/>A node receiving this event may continue to remain a powered participant of the OpenLCB bus, but <text:change-start text:change-id="ct103340512"/><text:span text:style-name="T10">ma</text:span><text:change-end text:change-id="ct103340512"/><text:change-start text:change-id="ct87995024"/><text:span text:style-name="T10"><office:annotation><dc:creator>David P Harris</dc:creator><dc:date>2015-10-17T17:54:31</dc:date><text:list text:style-name=""><text:list-item><text:p text:style-name="P41"><text:span text:style-name="T42">Not clear me whether these should 'shall's. </text:span></text:p></text:list-item><text:list-item><text:p text:style-name="P41"><text:span text:style-name="T42"/></text:p></text:list-item></text:list></office:annotation></text:span><text:change-end text:change-id="ct87995024"/><text:change-start text:change-id="ct70329664"/><text:span text:style-name="T10"><office:annotation><dc:creator>Stuart Baker</dc:creator><dc:date>2015-10-18T00:11:43</dc:date><text:list text:continue-numbering="true" text:style-name=""><text:list-item><text:p text:style-name="P41"><text:span text:style-name="T43">Reply to David P Harris (10/17/2015, 17:54): "..."</text:span></text:p></text:list-item><text:list-item><text:p><text:span text:style-name="T44">IMHO, we should not prescribe any given nodes action, if any, to the incoming event.</text:span></text:p></text:list-item></text:list></office:annotation></text:span><text:change-end text:change-id="ct70329664"/><text:change-start text:change-id="ct70329120"/><text:span text:style-name="T10">y</text:span><text:change-end text:change-id="ct70329120"/><text:change text:change-id="ct68132272"/> de-energize any outputs unrelated to maintaining OpenLCB communications. <text:s/><text:change-start text:change-id="ct77131104"/><text:span text:style-name="T10">The meaning of de-energize is not prescribed for any given node, it is up to the node manufacturer and/or user to </text:span><text:change-end text:change-id="ct77131104"/><text:change-start text:change-id="ct82327232"/><text:span text:style-name="T10">prescribe what, if anything, should happen in the node if it receives this event. <text:s/></text:span><text:change-end text:change-id="ct82327232"/>For example:</text:p>
      <text:list xml:id="list31433473129537028" text:style-name="L19">
        <text:list-item>
          <text:p text:style-name="P38">If the node is a DCC <text:change text:change-id="ct103125392"/><text:change-start text:change-id="ct57970688"/><text:span text:style-name="T8">P</text:span><text:change-end text:change-id="ct57970688"/>ower <text:change-start text:change-id="ct74320352"/><text:span text:style-name="T8">Station</text:span><text:change-end text:change-id="ct74320352"/><text:change text:change-id="ct103207088"/>, it <text:change-start text:change-id="ct88565104"/><text:span text:style-name="T10">m</text:span><text:change-end text:change-id="ct88565104"/><text:change-start text:change-id="ct74584368"/><text:span text:style-name="T10">ight </text:span><text:change-end text:change-id="ct74584368"/><text:change text:change-id="ct70608080"/>disable its amplified DCC<text:change text:change-id="ct72451232"/> output.</text:p>
        </text:list-item>
        <text:list-item>
          <text:p text:style-name="P38">If the node is an accessory controlling turnout motors, it <text:change-start text:change-id="ct88517504"/><text:span text:style-name="T10">might</text:span><text:change-end text:change-id="ct88517504"/><text:change text:change-id="ct82120640"/>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41"><text:span text:style-name="T46">Should we suggest that implementers might send EmergencyOff recurrently, but must ensure that that is cancelled on ClearEmergencyOff is sent? <text:s/></text:span></text:p></office:annotation><office:annotation><dc:creator>Stuart Baker</dc:creator><dc:date>2015-02-08T18:38:15</dc:date><text:p text:style-name="P41"><text:span text:style-name="T45">Reply to D Harris (02/07/2015, 17:29): "..."</text:span></text:p><text:p><text:span text:style-name="T44">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11"/>
      <text:p text:style-name="P3">The Emergency Stop <text:change text:change-id="ct82326736"/><text:change-start text:change-id="ct99767904"/><text:span text:style-name="T40">E</text:span><text:change-end text:change-id="ct99767904"/>vent <text:change text:change-id="ct89717328"/><text:change-start text:change-id="ct89717072"/><text:span text:style-name="T40">I</text:span><text:change-end text:change-id="ct89717072"/>dentifier (01.00.00.00.00.00.FF.FD) is a request for a node to command all of its outputs to a safe state. <text:s/>A node receiving this event is not required to de-energize any of its outputs. <text:s/><text:change text:change-id="ct93651312"/><text:change-start text:change-id="ct103741616"/><text:span text:style-name="T10">The meaning of “safe state” is not prescribed for any given node, it is up to the node manufacturer and/or user to prescribe what, if anything, should happen in the node if it receives this event</text:span><text:change-end text:change-id="ct103741616"/>. <text:s/>For example:</text:p>
      <text:list xml:id="list140456429372627" text:continue-numbering="true" text:style-name="L19">
        <text:list-item>
          <text:p text:style-name="P38">If the node is acting on behalf of one or more DCC trains, it m<text:change-start text:change-id="ct71830704"/><text:span text:style-name="T10">ight</text:span><text:change-end text:change-id="ct71830704"/><text:change text:change-id="ct102813104"/> send the global emergency stop command onto the DCC signal bus.</text:p>
        </text:list-item>
        <text:list-item>
          <text:p text:style-name="P38">If the node is an accessory controlling turnout motors, it m<text:change-start text:change-id="ct72023904"/><text:span text:style-name="T10">ight</text:span><text:change-end text:change-id="ct72023904"/><text:change text:change-id="ct102811200"/>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99011984"/></text:p>
      <text:h text:style-name="P32" text:outline-level="4"><text:soft-page-break/>Other Well-Known Automatically Routed</text:h>
      <text:p text:style-name="P19">Other <text:span text:style-name="T36">Well-Known Automatically Routed Event Identifiers not discussed here have their uses prescribed and/or discussed elsewhere. <text:s/>No assumptions should be made about </text:span><text:span text:style-name="T17">the</text:span><text:span text:style-name="T36"> use of these Well-Known Automatically Routed Event Identifiers as prescribed by this document.</text:span><text:change-end text:change-id="ct99011984"/></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change-start text:change-id="ct99287808"/></text:p>
      <text:p text:style-name="P2">Though not explicitly required, it would be prudent for a manufacture to identify in a product<text:span text:style-name="T41">'</text:span>s documentation as to <text:change-end text:change-id="ct99287808"/><text:change text:change-id="ct87572416"/><text:change-start text:change-id="ct71285488"/><text:span text:style-name="T37">which</text:span><text:change-end text:change-id="ct71285488"/><text:change-start text:change-id="ct57481760"/> Well-Known events it produces and consumes and <text:change-end text:change-id="ct57481760"/><text:change-start text:change-id="ct89602896"/><text:span text:style-name="T9">what are </text:span><text:change-end text:change-id="ct89602896"/><text:change-start text:change-id="ct88516976"/>the resulting actions it takes when these events occur.<text:change-end text:change-id="ct88516976"/><text:change-start text:change-id="ct103582208"/></text:p>
      <text:h text:style-name="P33" text:outline-level="4"><text:change-end text:change-id="ct103582208"/><text:change-start text:change-id="ct72790688"/>Duplicate Node ID</text:h>
      <text:p text:style-name="Standard">The <text:span text:style-name="T35">Duplicate Node ID Detected even</text:span><text:change-end text:change-id="ct72790688"/><text:change-start text:change-id="ct72790944"/><text:span text:style-name="T35">t would typically be sent by a node that receives a packet from another node containing its own unique Node ID</text:span><text:change-end text:change-id="ct72790944"/><text:change-start text:change-id="ct67599712"/><text:span text:style-name="T35">. <text:s/>The production of this event by a node is not explicitly required.</text:span><text:change-end text:change-id="ct67599712"/><text:change-start text:change-id="ct93556688"/></text:p>
      <text:h text:style-name="P34" text:outline-level="4">MERG CBUS</text:h>
      <text:p text:style-name="P18">OpenLCB allocates a Node ID address space specifically for mapping ME<text:change-end text:change-id="ct93556688"/><text:change-start text:change-id="ct98071664"/><office:annotation><dc:creator>David P Harris</dc:creator><dc:date>2015-10-17T17:57:56</dc:date><text:list text:style-name=""><text:list-item><text:p text:style-name="P41"><text:span text:style-name="T42">I do not think CBus events should be in this document. <text:s/>There may be several CBus segments and will need to be distinguished. <text:s/></text:span></text:p></text:list-item></text:list></office:annotation><text:change-end text:change-id="ct98071664"/><text:change-start text:change-id="ct74466688"/><office:annotation><dc:creator>Stuart Baker</dc:creator><dc:date>2015-10-18T00:12:44</dc:date><text:list text:continue-numbering="true" text:style-name=""><text:list-item><text:p text:style-name="P41"><text:span text:style-name="T43">Reply to David P Harris (10/17/2015, 17:57): "..."</text:span></text:p></text:list-item><text:list-item><text:p><text:span text:style-name="T44">I'm not sure either. <text:s/>Perhaps it could fall into the category of “Other Well-Known”</text:span></text:p></text:list-item></text:list></office:annotation><text:change-end text:change-id="ct74466688"/><text:change-start text:change-id="ct91163168"/>RG CBUS events into OpenLCB. <text:s/>CBUS events come in two types: <text:s/>long and short. <text:s/>A long event is uniquely identified by the <text:span text:style-name="T34">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8">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change-end text:change-id="ct91163168"/><text:change-start text:change-id="ct72421424"/></text:p>
      <text:h text:style-name="P32" text:outline-level="4">Other Well-Known</text:h>
      <text:p text:style-name="Standard">Other <text:span text:style-name="T36">Well-Known Event Identifiers not d</text:span><text:change-end text:change-id="ct72421424"/><text:change-start text:change-id="ct99725488"/><text:span text:style-name="T36">iscussed here have their uses prescribed and/or discussed elsewhere. <text:s/>No assumptions should be made about </text:span><text:span text:style-name="T17">the</text:span><text:span text:style-name="T36"> use of these Well-Known Event Identifiers</text:span><text:change-end text:change-id="ct99725488"/><text:change-start text:change-id="ct72473248"/><text:span text:style-name="T36"> as prescribed by this document.</text:span><text:change-end text:change-id="ct72473248"/></text:p>
      <text:h text:style-name="P29"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Introduction<text:tab/>1</text:p>
          <text:p text:style-name="P25"><text:s/>2 Annotations to the Standard<text:tab/>1</text:p>
          <text:p text:style-name="P22"><text:s/>2.1 Introduction<text:tab/>1</text:p>
          <text:p text:style-name="P22"><text:s/>2.2 Intended Use<text:tab/>1</text:p>
          <text:p text:style-name="P22"><text:s/>2.3 References and Context<text:tab/>2</text:p>
          <text:p text:style-name="P22"><text:s/>2.4 Format<text:tab/>3</text:p>
          <text:p text:style-name="P22"><text:s/>2.5 Allocation<text:tab/>3</text:p>
          <text:p text:style-name="P23"><text:s/>2.5.1 Node ID Based<text:tab/>3</text:p>
          <text:p text:style-name="P24"><text:s/>2.5.1.1 MERG CBUS<text:tab/>3</text:p>
          <text:p text:style-name="P23"><text:s/>2.5.2 Well-Known Automatically-Routed<text:tab/>3</text:p>
          <text:p text:style-name="P24"><text:s/>2.5.2.1 Emergency Off<text:tab/>3</text:p>
          <text:p text:style-name="P24"><text:s/>2.5.2.2 Emergency Stop<text:tab/>4</text:p>
          <text:p text:style-name="P23"><text:s/>2.5.3 Well-Known<text:tab/>4</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9fee0"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officeooo:rsid="001d227f"/>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tracked-changes>
          <text:changed-region xml:id="ct89940048" text:id="ct89940048">
            <text:deletion>
              <office:change-info>
                <dc:creator>Stuart Baker</dc:creator>
                <dc:date>2016-02-04T14:04:00</dc:date>
              </office:change-info>
              <text:p text:style-name="MP2"><text:span text:style-name="Page_20_Number"><text:span text:style-name="MT2">2015</text:span></text:span></text:p>
            </text:deletion>
          </text:changed-region>
          <text:changed-region xml:id="ct67787152" text:id="ct67787152">
            <text:insertion>
              <office:change-info>
                <dc:creator>Stuart Baker</dc:creator>
                <dc:date>2016-02-04T14:04:00</dc:date>
              </office:change-info>
            </text:insertion>
          </text:changed-region>
          <text:changed-region xml:id="ct97079024" text:id="ct97079024">
            <text:deletion>
              <office:change-info>
                <dc:creator>Stuart Baker</dc:creator>
                <dc:date>2016-02-04T14:04:00</dc:date>
              </office:change-info>
              <text:p text:style-name="MP2"><text:span text:style-name="Page_20_Number"><text:span text:style-name="MT3">Feb 15, 2015</text:span></text:span></text:p>
            </text:deletion>
          </text:changed-region>
          <text:changed-region xml:id="ct89901776" text:id="ct89901776">
            <text:insertion>
              <office:change-info>
                <dc:creator>Stuart Baker</dc:creator>
                <dc:date>2016-02-04T14:04:00</dc:date>
              </office:change-info>
            </text:insertion>
          </text:changed-region>
        </text:tracked-changes>
        <text:p text:style-name="MP2"><text:span text:style-name="Page_20_Number"><text:span text:style-name="MT1">Copyright </text:span></text:span><text:span text:style-name="Page_20_Number"><text:span text:style-name="MT2">2011-</text:span></text:span><text:change text:change-id="ct89940048"/><text:change-start text:change-id="ct67787152"/><text:span text:style-name="Page_20_Number"><text:span text:style-name="MT2"><text:user-defined style:data-style-name="N0" text:name="OLCByear">2016</text:user-defined></text:span></text:span><text:change-end text:change-id="ct6778715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change text:change-id="ct97079024"/><text:change-start text:change-id="ct89901776"/><text:span text:style-name="Page_20_Number"><text:span text:style-name="MT3"><text:user-defined style:data-style-name="N0" text:name="OLCBdate">Feb 6, 2016</text:user-defined></text:span></text:span><text:change-end text:change-id="ct89901776"/></text:p>
      </style:footer>
    </style:master-page>
    <style:master-page style:name="First_20_Page" style:display-name="First Page" style:page-layout-name="Mpm2" style:next-style-name="Standard">
      <style:header>
        <text:tracked-changes>
          <text:changed-region xml:id="ct57834944" text:id="ct57834944">
            <text:deletion>
              <office:change-info>
                <dc:creator>Stuart Baker</dc:creator>
                <dc:date>2016-02-04T14:04:00</dc:date>
              </office:change-info>
              <text:p text:style-name="MP6">Feb 15, 2015</text:p>
            </text:deletion>
          </text:changed-region>
          <text:changed-region xml:id="ct70779104" text:id="ct70779104">
            <text:insertion>
              <office:change-info>
                <dc:creator>Stuart Baker</dc:creator>
                <dc:date>2016-02-04T14:04:00</dc:date>
              </office:change-info>
            </text:insertion>
          </text:changed-region>
          <text:changed-region xml:id="ct93482032" text:id="ct93482032">
            <text:deletion>
              <office:change-info>
                <dc:creator>Stuart Baker</dc:creator>
                <dc:date>2016-02-04T14:04:00</dc:date>
              </office:change-info>
              <text:p text:style-name="MP7"><text:span text:style-name="MT4">Adopted</text:span></text:p>
            </text:deletion>
          </text:changed-region>
          <text:changed-region xml:id="ct70777792" text:id="ct70777792">
            <text:insertion>
              <office:change-info>
                <dc:creator>Stuart Baker</dc:creator>
                <dc:date>2016-02-04T14:04: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57834944"/><text:change-start text:change-id="ct70779104"/><text:user-defined style:data-style-name="N0" text:name="OLCBdate">Feb 6, 2016</text:user-defined><text:change-end text:change-id="ct70779104"/></text:p>
            </table:table-cell>
            <table:table-cell table:style-name="Table1.C1" office:value-type="string">
              <text:p text:style-name="MP7"><text:change text:change-id="ct93482032"/><text:change-start text:change-id="ct70777792"/><text:span text:style-name="MT4"><text:user-defined style:data-style-name="N0" text:name="OLCBstatus">Draft</text:user-defined></text:span><text:change-end text:change-id="ct70777792"/></text:p>
            </table:table-cell>
          </table:table-row>
        </table:table>
        <text:p text:style-name="Header"/>
      </style:header>
      <style:footer>
        <text:tracked-changes>
          <text:changed-region xml:id="ct72685024" text:id="ct72685024">
            <text:deletion>
              <office:change-info>
                <dc:creator>Stuart Baker</dc:creator>
                <dc:date>2016-02-04T14:04:00</dc:date>
              </office:change-info>
              <text:p text:style-name="MP8"><text:span text:style-name="Page_20_Number"><text:span text:style-name="MT1">2015</text:span></text:span></text:p>
            </text:deletion>
          </text:changed-region>
          <text:changed-region xml:id="ct58039936" text:id="ct58039936">
            <text:insertion>
              <office:change-info>
                <dc:creator>Stuart Baker</dc:creator>
                <dc:date>2016-02-04T14:04:00</dc:date>
              </office:change-info>
            </text:insertion>
          </text:changed-region>
          <text:changed-region xml:id="ct72468048" text:id="ct72468048">
            <text:deletion>
              <office:change-info>
                <dc:creator>Stuart Baker</dc:creator>
                <dc:date>2016-02-04T14:04:00</dc:date>
              </office:change-info>
              <text:p text:style-name="MP8"><text:span text:style-name="Page_20_Number"><text:span text:style-name="MT7">Feb 15, 2015</text:span></text:span></text:p>
            </text:deletion>
          </text:changed-region>
          <text:changed-region xml:id="ct82100640" text:id="ct82100640">
            <text:insertion>
              <office:change-info>
                <dc:creator>Stuart Baker</dc:creator>
                <dc:date>2016-02-04T14:04:00</dc:date>
              </office:change-info>
            </text:insertion>
          </text:changed-region>
        </text:tracked-changes>
        <text:p text:style-name="MP8"><text:span text:style-name="Page_20_Number"><text:span text:style-name="MT1">Copyright 2011-</text:span></text:span><text:change text:change-id="ct72685024"/><text:change-start text:change-id="ct58039936"/><text:span text:style-name="Page_20_Number"><text:span text:style-name="MT1"><text:user-defined style:data-style-name="N0" text:name="OLCByear">2016</text:user-defined></text:span></text:span><text:change-end text:change-id="ct5803993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change text:change-id="ct72468048"/><text:change-start text:change-id="ct82100640"/><text:span text:style-name="Page_20_Number"><text:span text:style-name="MT7"><text:user-defined style:data-style-name="N0" text:name="OLCBdate">Feb 6, 2016</text:user-defined></text:span></text:span><text:change-end text:change-id="ct8210064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42</meta:editing-cycles>
    <meta:editing-duration>P1DT4H35M28S</meta:editing-duration>
    <meta:generator>LibreOffice/4.2.8.2$Linux_X86_64 LibreOffice_project/420m0$Build-2</meta:generator>
    <dc:date>2016-02-04T14:04:55.870902465</dc:date>
    <dc:creator>Stuart Baker</dc:creator>
    <meta:document-statistic meta:table-count="3" meta:image-count="1" meta:object-count="0" meta:page-count="6" meta:paragraph-count="101" meta:word-count="1969" meta:character-count="11883" meta:non-whitespace-character-count="9942"/>
    <meta:user-defined meta:name="OLCBdate">Feb 6, 2016</meta:user-defined>
    <meta:user-defined meta:name="OLCBstatus">Draft</meta:user-defined>
    <meta:user-defined meta:name="OLCByear">2016</meta:user-defined>
  </office:meta>
</office:document-meta>
</file>